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3caf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83caff"/>
    </style:style>
  </office:automatic-styles>
  <office:body>
    <office:spreadsheet>
      <table:table table:name="After 0.2 sec" table:style-name="ta1">
        <table:table-column table:style-name="co1" table:number-columns-repeated="17" table:default-cell-style-name="Default"/>
        <table:table-column table:style-name="co1" table:default-cell-style-name="ce2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-0.6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style-name="ce1"/>
          <table:table-cell table:number-columns-repeated="3"/>
          <table:table-cell table:style-name="ce1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c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3395.40046718607" calcext:value-type="float">
            <text:p>3395.4004671861</text:p>
          </table:table-cell>
          <table:table-cell/>
          <table:table-cell table:style-name="ce3" office:value-type="float" office:value="3395.40046718607" calcext:value-type="float">
            <text:p>3395.4004671861</text:p>
          </table:table-cell>
          <table:table-cell/>
          <table:table-cell table:formula="of:=[.D9]/[.F9]" office:value-type="float" office:value="1" calcext:value-type="float">
            <text:p>1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3395.40046718607" calcext:value-type="float">
            <text:p>3395.4004671861</text:p>
          </table:table-cell>
          <table:table-cell/>
          <table:table-cell table:style-name="ce4" table:formula="of:=[.F21]" office:value-type="float" office:value="3395.40046718607" calcext:value-type="float">
            <text:p>3395.4004671861</text:p>
          </table:table-cell>
          <table:table-cell/>
          <table:table-cell table:formula="of:=[.M9]/[.O9]" office:value-type="float" office:value="1" calcext:value-type="float">
            <text:p>1</text:p>
          </table:table-cell>
          <table:table-cell table:formula="of:=[.M9]-[.O9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0.0481331903999999" calcext:value-type="float">
            <text:p>0.0481331904</text:p>
          </table:table-cell>
          <table:table-cell/>
          <table:table-cell table:style-name="ce3" office:value-type="float" office:value="0.0481331926081431" calcext:value-type="float">
            <text:p>0.0481331926</text:p>
          </table:table-cell>
          <table:table-cell/>
          <table:table-cell table:formula="of:=[.D10]/[.F10]" office:value-type="float" office:value="0.999999954124315" calcext:value-type="float">
            <text:p>0.9999999541</text:p>
          </table:table-cell>
          <table:table-cell table:formula="of:=[.D10]-[.F10]" office:value-type="float" office:value="-0.00000000220814319606966" calcext:value-type="float">
            <text:p>-2.20814319606966E-009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.0481331926081431" calcext:value-type="float">
            <text:p>0.0481331926</text:p>
          </table:table-cell>
          <table:table-cell/>
          <table:table-cell table:style-name="ce4" table:formula="of:=[.F22]" office:value-type="float" office:value="0.0481331926081434" calcext:value-type="float">
            <text:p>0.0481331926</text:p>
          </table:table-cell>
          <table:table-cell/>
          <table:table-cell table:formula="of:=[.M10]/[.O10]" office:value-type="float" office:value="0.999999999999994" calcext:value-type="float">
            <text:p>1</text:p>
          </table:table-cell>
          <table:table-cell table:formula="of:=[.M10]-[.O10]" office:value-type="float" office:value="-3.05311331771918E-016" calcext:value-type="float">
            <text:p>-3.05E-016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2.85930756751926E-020" calcext:value-type="float">
            <text:p>2.85930756751926E-02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2.85930756751926E-020" calcext:value-type="float">
            <text:p>2.85930756751926E-02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.00467299010618753" calcext:value-type="float">
            <text:p>0.0046729901</text:p>
          </table:table-cell>
          <table:table-cell/>
          <table:table-cell table:style-name="ce3" office:value-type="float" office:value="0.00467299010603113" calcext:value-type="float">
            <text:p>0.0046729901</text:p>
          </table:table-cell>
          <table:table-cell/>
          <table:table-cell table:formula="of:=[.D12]/[.F12]" office:value-type="float" office:value="1.00000000003347" calcext:value-type="float">
            <text:p>1</text:p>
          </table:table-cell>
          <table:table-cell table:formula="of:=[.D12]-[.F12]" office:value-type="float" office:value="0.000000000000156400066508855" calcext:value-type="float">
            <text:p>1.56400066508855E-013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.00467299010603113" calcext:value-type="float">
            <text:p>0.0046729901</text:p>
          </table:table-cell>
          <table:table-cell/>
          <table:table-cell table:style-name="ce4" table:formula="of:=[.F24]" office:value-type="float" office:value="0.00467299010603096" calcext:value-type="float">
            <text:p>0.0046729901</text:p>
          </table:table-cell>
          <table:table-cell/>
          <table:table-cell table:formula="of:=[.M12]/[.O12]" office:value-type="float" office:value="1.00000000000004" calcext:value-type="float">
            <text:p>1</text:p>
          </table:table-cell>
          <table:table-cell table:formula="of:=[.M12]-[.O12]" office:value-type="float" office:value="1.70002900645727E-016" calcext:value-type="float">
            <text:p>1.70E-016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.240665951999998" calcext:value-type="float">
            <text:p>0.240665952</text:p>
          </table:table-cell>
          <table:table-cell/>
          <table:table-cell table:style-name="ce3" office:value-type="float" office:value="0.240665985130158" calcext:value-type="float">
            <text:p>0.2406659851</text:p>
          </table:table-cell>
          <table:table-cell/>
          <table:table-cell table:formula="of:=[.D13]/[.F13]" office:value-type="float" office:value="0.999999862339666" calcext:value-type="float">
            <text:p>0.9999998623</text:p>
          </table:table-cell>
          <table:table-cell table:formula="of:=[.D13]-[.F13]" office:value-type="float" office:value="-0.0000000331301600042799" calcext:value-type="float">
            <text:p>-3.31301600042799E-00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240665985130158" calcext:value-type="float">
            <text:p>0.2406659851</text:p>
          </table:table-cell>
          <table:table-cell/>
          <table:table-cell table:style-name="ce4" table:formula="of:=[.F25]" office:value-type="float" office:value="0.240665985130158" calcext:value-type="float">
            <text:p>0.2406659851</text:p>
          </table:table-cell>
          <table:table-cell/>
          <table:table-cell table:formula="of:=[.M13]/[.O13]" office:value-type="float" office:value="1" calcext:value-type="float">
            <text:p>1</text:p>
          </table:table-cell>
          <table:table-cell table:formula="of:=[.M13]-[.O1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2.85930762906466E-019" calcext:value-type="float">
            <text:p>2.85930762906466E-019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2.85930762906466E-019" calcext:value-type="float">
            <text:p>2.85930762906466E-01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formula="of:=[.D15]/[.F15]" office:value-type="float" office:value="1" calcext:value-type="float">
            <text:p>1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6.671059286136" calcext:value-type="float">
            <text:p>226.6710592861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15]/[.O15]" office:value-type="float" office:value="1" calcext:value-type="float">
            <text:p>1</text:p>
          </table:table-cell>
          <table:table-cell table:formula="of:=[.M15]-[.O15]" office:value-type="float" office:value="0" calcext:value-type="float">
            <text:p>0.00E+000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1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395.40046718607" calcext:value-type="float">
            <text:p>3395.4004671861</text:p>
          </table:table-cell>
          <table:table-cell/>
          <table:table-cell table:style-name="ce3" office:value-type="float" office:value="3395.40046718607" calcext:value-type="float">
            <text:p>3395.4004671861</text:p>
          </table:table-cell>
          <table:table-cell/>
          <table:table-cell table:formula="of:=[.D21]/[.F21]" office:value-type="float" office:value="1" calcext:value-type="float">
            <text:p>1</text:p>
          </table:table-cell>
          <table:table-cell table:formula="of:=[.D21]-[.F21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3395.40046718607" calcext:value-type="float">
            <text:p>3395.4004671861</text:p>
          </table:table-cell>
          <table:table-cell/>
          <table:table-cell table:style-name="ce4" table:formula="of:=[.F33]" office:value-type="float" office:value="3395.40046718607" calcext:value-type="float">
            <text:p>3395.4004671861</text:p>
          </table:table-cell>
          <table:table-cell/>
          <table:table-cell table:formula="of:=[.M21]/[.O21]" office:value-type="float" office:value="1" calcext:value-type="float">
            <text:p>1</text:p>
          </table:table-cell>
          <table:table-cell table:formula="of:=[.M21]-[.O21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.0481331903999999" calcext:value-type="float">
            <text:p>0.0481331904</text:p>
          </table:table-cell>
          <table:table-cell/>
          <table:table-cell table:style-name="ce3" office:value-type="float" office:value="0.0481331926081434" calcext:value-type="float">
            <text:p>0.0481331926</text:p>
          </table:table-cell>
          <table:table-cell/>
          <table:table-cell table:formula="of:=[.D22]/[.F22]" office:value-type="float" office:value="0.999999954124308" calcext:value-type="float">
            <text:p>0.9999999541</text:p>
          </table:table-cell>
          <table:table-cell table:formula="of:=[.D22]-[.F22]" office:value-type="float" office:value="-0.00000000220814350138099" calcext:value-type="float">
            <text:p>-2.20814350138099E-009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.0481331926081431" calcext:value-type="float">
            <text:p>0.0481331926</text:p>
          </table:table-cell>
          <table:table-cell/>
          <table:table-cell table:style-name="ce4" table:formula="of:=[.F34]" office:value-type="float" office:value="0.0481331926081434" calcext:value-type="float">
            <text:p>0.0481331926</text:p>
          </table:table-cell>
          <table:table-cell/>
          <table:table-cell table:formula="of:=[.M22]/[.O22]" office:value-type="float" office:value="0.999999999999994" calcext:value-type="float">
            <text:p>1</text:p>
          </table:table-cell>
          <table:table-cell table:formula="of:=[.M22]-[.O22]" office:value-type="float" office:value="-3.05311331771918E-016" calcext:value-type="float">
            <text:p>-3.05E-016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.85930756751926E-020" calcext:value-type="float">
            <text:p>2.85930756751926E-02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23]/[.F23]" office:value-type="string" office:string-value="" calcext:value-type="error">
            <text:p>#DIV/0!</text:p>
          </table:table-cell>
          <table:table-cell table:formula="of:=[.D23]-[.F23]" office:value-type="float" office:value="2.85930756751926E-020" calcext:value-type="float">
            <text:p>2.85930756751926E-02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00467299010618753" calcext:value-type="float">
            <text:p>0.0046729901</text:p>
          </table:table-cell>
          <table:table-cell/>
          <table:table-cell table:style-name="ce3" office:value-type="float" office:value="0.00467299010603096" calcext:value-type="float">
            <text:p>0.0046729901</text:p>
          </table:table-cell>
          <table:table-cell/>
          <table:table-cell table:formula="of:=[.D24]/[.F24]" office:value-type="float" office:value="1.00000000003351" calcext:value-type="float">
            <text:p>1</text:p>
          </table:table-cell>
          <table:table-cell table:formula="of:=[.D24]-[.F24]" office:value-type="float" office:value="0.000000000000156570069409501" calcext:value-type="float">
            <text:p>1.56570069409501E-013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.00467299010603113" calcext:value-type="float">
            <text:p>0.0046729901</text:p>
          </table:table-cell>
          <table:table-cell/>
          <table:table-cell table:style-name="ce4" table:formula="of:=[.F36]" office:value-type="float" office:value="0.00467299010603095" calcext:value-type="float">
            <text:p>0.0046729901</text:p>
          </table:table-cell>
          <table:table-cell/>
          <table:table-cell table:formula="of:=[.M24]/[.O24]" office:value-type="float" office:value="1.00000000000004" calcext:value-type="float">
            <text:p>1</text:p>
          </table:table-cell>
          <table:table-cell table:formula="of:=[.M24]-[.O24]" office:value-type="float" office:value="1.795438797636E-016" calcext:value-type="float">
            <text:p>1.80E-016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240665951999998" calcext:value-type="float">
            <text:p>0.240665952</text:p>
          </table:table-cell>
          <table:table-cell/>
          <table:table-cell table:style-name="ce3" office:value-type="float" office:value="0.240665985130158" calcext:value-type="float">
            <text:p>0.2406659851</text:p>
          </table:table-cell>
          <table:table-cell/>
          <table:table-cell table:formula="of:=[.D25]/[.F25]" office:value-type="float" office:value="0.999999862339666" calcext:value-type="float">
            <text:p>0.9999998623</text:p>
          </table:table-cell>
          <table:table-cell table:formula="of:=[.D25]-[.F25]" office:value-type="float" office:value="-0.0000000331301600042799" calcext:value-type="float">
            <text:p>-3.31301600042799E-00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240665985130158" calcext:value-type="float">
            <text:p>0.2406659851</text:p>
          </table:table-cell>
          <table:table-cell/>
          <table:table-cell table:style-name="ce4" table:formula="of:=[.F37]" office:value-type="float" office:value="0.240665985130158" calcext:value-type="float">
            <text:p>0.2406659851</text:p>
          </table:table-cell>
          <table:table-cell/>
          <table:table-cell table:formula="of:=[.M25]/[.O25]" office:value-type="float" office:value="1" calcext:value-type="float">
            <text:p>1</text:p>
          </table:table-cell>
          <table:table-cell table:formula="of:=[.M25]-[.O2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2.85930762906466E-019" calcext:value-type="float">
            <text:p>2.85930762906466E-019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26]/[.F26]" office:value-type="string" office:string-value="" calcext:value-type="error">
            <text:p>#DIV/0!</text:p>
          </table:table-cell>
          <table:table-cell table:formula="of:=[.D26]-[.F26]" office:value-type="float" office:value="2.85930762906466E-019" calcext:value-type="float">
            <text:p>2.85930762906466E-01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formula="of:=[.D27]/[.F27]" office:value-type="float" office:value="1" calcext:value-type="float">
            <text:p>1</text:p>
          </table:table-cell>
          <table:table-cell table:formula="of:=[.D27]-[.F27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6.671059286136" calcext:value-type="float">
            <text:p>226.6710592861</text:p>
          </table:table-cell>
          <table:table-cell/>
          <table:table-cell table:style-name="ce4" table:formula="of:=[.F39]" office:value-type="float" office:value="226.671059286136" calcext:value-type="float">
            <text:p>226.6710592861</text:p>
          </table:table-cell>
          <table:table-cell/>
          <table:table-cell table:formula="of:=[.M27]/[.O27]" office:value-type="float" office:value="1" calcext:value-type="float">
            <text:p>1</text:p>
          </table:table-cell>
          <table:table-cell table:formula="of:=[.M27]-[.O27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395.40046718607" calcext:value-type="float">
            <text:p>3395.4004671861</text:p>
          </table:table-cell>
          <table:table-cell/>
          <table:table-cell table:style-name="ce3" office:value-type="float" office:value="3395.40046718607" calcext:value-type="float">
            <text:p>3395.4004671861</text:p>
          </table:table-cell>
          <table:table-cell/>
          <table:table-cell table:formula="of:=[.D33]/[.F33]" office:value-type="float" office:value="1" calcext:value-type="float">
            <text:p>1</text:p>
          </table:table-cell>
          <table:table-cell table:formula="of:=[.D33]-[.F33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3395.40046718607" calcext:value-type="float">
            <text:p>3395.4004671861</text:p>
          </table:table-cell>
          <table:table-cell/>
          <table:table-cell table:style-name="ce4" table:formula="of:=[.F21]" office:value-type="float" office:value="3395.40046718607" calcext:value-type="float">
            <text:p>3395.4004671861</text:p>
          </table:table-cell>
          <table:table-cell/>
          <table:table-cell table:formula="of:=[.M33]/[.O33]" office:value-type="float" office:value="1" calcext:value-type="float">
            <text:p>1</text:p>
          </table:table-cell>
          <table:table-cell table:formula="of:=[.M33]-[.O3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.0481331903999999" calcext:value-type="float">
            <text:p>0.0481331904</text:p>
          </table:table-cell>
          <table:table-cell/>
          <table:table-cell table:style-name="ce3" office:value-type="float" office:value="0.0481331926081434" calcext:value-type="float">
            <text:p>0.0481331926</text:p>
          </table:table-cell>
          <table:table-cell/>
          <table:table-cell table:formula="of:=[.D34]/[.F34]" office:value-type="float" office:value="0.999999954124308" calcext:value-type="float">
            <text:p>0.9999999541</text:p>
          </table:table-cell>
          <table:table-cell table:formula="of:=[.D34]-[.F34]" office:value-type="float" office:value="-0.00000000220814350138099" calcext:value-type="float">
            <text:p>-2.20814350138099E-009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.0481331926081434" calcext:value-type="float">
            <text:p>0.0481331926</text:p>
          </table:table-cell>
          <table:table-cell/>
          <table:table-cell table:style-name="ce4" table:formula="of:=[.F22]" office:value-type="float" office:value="0.0481331926081434" calcext:value-type="float">
            <text:p>0.0481331926</text:p>
          </table:table-cell>
          <table:table-cell/>
          <table:table-cell table:formula="of:=[.M34]/[.O34]" office:value-type="float" office:value="1" calcext:value-type="float">
            <text:p>1</text:p>
          </table:table-cell>
          <table:table-cell table:formula="of:=[.M34]-[.O3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.85930756751926E-020" calcext:value-type="float">
            <text:p>2.85930756751926E-02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35]/[.F35]" office:value-type="string" office:string-value="" calcext:value-type="error">
            <text:p>#DIV/0!</text:p>
          </table:table-cell>
          <table:table-cell table:formula="of:=[.D35]-[.F35]" office:value-type="float" office:value="2.85930756751926E-020" calcext:value-type="float">
            <text:p>2.85930756751926E-02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00467299010618753" calcext:value-type="float">
            <text:p>0.0046729901</text:p>
          </table:table-cell>
          <table:table-cell/>
          <table:table-cell table:style-name="ce3" office:value-type="float" office:value="0.00467299010603095" calcext:value-type="float">
            <text:p>0.0046729901</text:p>
          </table:table-cell>
          <table:table-cell/>
          <table:table-cell table:formula="of:=[.D36]/[.F36]" office:value-type="float" office:value="1.00000000003351" calcext:value-type="float">
            <text:p>1</text:p>
          </table:table-cell>
          <table:table-cell table:formula="of:=[.D36]-[.F36]" office:value-type="float" office:value="0.000000000000156579610388619" calcext:value-type="float">
            <text:p>1.56579610388619E-013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.00467299010603095" calcext:value-type="float">
            <text:p>0.0046729901</text:p>
          </table:table-cell>
          <table:table-cell/>
          <table:table-cell table:style-name="ce4" table:formula="of:=[.F24]" office:value-type="float" office:value="0.00467299010603096" calcext:value-type="float">
            <text:p>0.0046729901</text:p>
          </table:table-cell>
          <table:table-cell/>
          <table:table-cell table:formula="of:=[.M36]/[.O36]" office:value-type="float" office:value="0.999999999999998" calcext:value-type="float">
            <text:p>1</text:p>
          </table:table-cell>
          <table:table-cell table:formula="of:=[.M36]-[.O3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240665951999998" calcext:value-type="float">
            <text:p>0.240665952</text:p>
          </table:table-cell>
          <table:table-cell/>
          <table:table-cell table:style-name="ce3" office:value-type="float" office:value="0.240665985130158" calcext:value-type="float">
            <text:p>0.2406659851</text:p>
          </table:table-cell>
          <table:table-cell/>
          <table:table-cell table:formula="of:=[.D37]/[.F37]" office:value-type="float" office:value="0.999999862339666" calcext:value-type="float">
            <text:p>0.9999998623</text:p>
          </table:table-cell>
          <table:table-cell table:formula="of:=[.D37]-[.F37]" office:value-type="float" office:value="-0.0000000331301600042799" calcext:value-type="float">
            <text:p>-3.31301600042799E-00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.240665985130158" calcext:value-type="float">
            <text:p>0.2406659851</text:p>
          </table:table-cell>
          <table:table-cell/>
          <table:table-cell table:style-name="ce4" table:formula="of:=[.F25]" office:value-type="float" office:value="0.240665985130158" calcext:value-type="float">
            <text:p>0.2406659851</text:p>
          </table:table-cell>
          <table:table-cell/>
          <table:table-cell table:formula="of:=[.M37]/[.O37]" office:value-type="float" office:value="1" calcext:value-type="float">
            <text:p>1</text:p>
          </table:table-cell>
          <table:table-cell table:formula="of:=[.M37]-[.O37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2.85930762906466E-019" calcext:value-type="float">
            <text:p>2.85930762906466E-019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38]/[.F38]" office:value-type="string" office:string-value="" calcext:value-type="error">
            <text:p>#DIV/0!</text:p>
          </table:table-cell>
          <table:table-cell table:formula="of:=[.D38]-[.F38]" office:value-type="float" office:value="2.85930762906466E-019" calcext:value-type="float">
            <text:p>2.85930762906466E-01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formula="of:=[.D39]/[.F39]" office:value-type="float" office:value="1" calcext:value-type="float">
            <text:p>1</text:p>
          </table:table-cell>
          <table:table-cell table:formula="of:=[.D39]-[.F39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226.671059286136" calcext:value-type="float">
            <text:p>226.6710592861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395.40046718607" calcext:value-type="float">
            <text:p>3395.4004671861</text:p>
          </table:table-cell>
          <table:table-cell/>
          <table:table-cell table:style-name="ce3" office:value-type="float" office:value="3395.40046718607" calcext:value-type="float">
            <text:p>3395.4004671861</text:p>
          </table:table-cell>
          <table:table-cell/>
          <table:table-cell table:formula="of:=[.D45]/[.F45]" office:value-type="float" office:value="1" calcext:value-type="float">
            <text:p>1</text:p>
          </table:table-cell>
          <table:table-cell table:formula="of:=[.D45]-[.F45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3395.40046718607" calcext:value-type="float">
            <text:p>3395.4004671861</text:p>
          </table:table-cell>
          <table:table-cell/>
          <table:table-cell table:style-name="ce4" table:formula="of:=[.F45]" office:value-type="float" office:value="3395.40046718607" calcext:value-type="float">
            <text:p>3395.4004671861</text:p>
          </table:table-cell>
          <table:table-cell/>
          <table:table-cell table:formula="of:=[.M45]/[.O45]" office:value-type="float" office:value="1" calcext:value-type="float">
            <text:p>1</text:p>
          </table:table-cell>
          <table:table-cell table:formula="of:=[.M45]-[.O4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.0481331903999999" calcext:value-type="float">
            <text:p>0.0481331904</text:p>
          </table:table-cell>
          <table:table-cell/>
          <table:table-cell table:style-name="ce3" office:value-type="float" office:value="0.0481331926081434" calcext:value-type="float">
            <text:p>0.0481331926</text:p>
          </table:table-cell>
          <table:table-cell/>
          <table:table-cell table:formula="of:=[.D46]/[.F46]" office:value-type="float" office:value="0.999999954124308" calcext:value-type="float">
            <text:p>0.9999999541</text:p>
          </table:table-cell>
          <table:table-cell table:formula="of:=[.D46]-[.F46]" office:value-type="float" office:value="-0.00000000220814350138099" calcext:value-type="float">
            <text:p>-2.20814350138099E-009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.0481331926081431" calcext:value-type="float">
            <text:p>0.0481331926</text:p>
          </table:table-cell>
          <table:table-cell/>
          <table:table-cell table:style-name="ce4" table:formula="of:=[.F46]" office:value-type="float" office:value="0.0481331926081434" calcext:value-type="float">
            <text:p>0.0481331926</text:p>
          </table:table-cell>
          <table:table-cell/>
          <table:table-cell table:formula="of:=[.M46]/[.O46]" office:value-type="float" office:value="0.999999999999994" calcext:value-type="float">
            <text:p>1</text:p>
          </table:table-cell>
          <table:table-cell table:formula="of:=[.M46]-[.O46]" office:value-type="float" office:value="-3.05311331771918E-016" calcext:value-type="float">
            <text:p>-3.05E-016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.85930756751926E-020" calcext:value-type="float">
            <text:p>2.85930756751926E-02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47]/[.F47]" office:value-type="string" office:string-value="" calcext:value-type="error">
            <text:p>#DIV/0!</text:p>
          </table:table-cell>
          <table:table-cell table:formula="of:=[.D47]-[.F47]" office:value-type="float" office:value="2.85930756751926E-020" calcext:value-type="float">
            <text:p>2.85930756751926E-02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00467299010618753" calcext:value-type="float">
            <text:p>0.0046729901</text:p>
          </table:table-cell>
          <table:table-cell/>
          <table:table-cell table:style-name="ce3" office:value-type="float" office:value="0.00467299010603096" calcext:value-type="float">
            <text:p>0.0046729901</text:p>
          </table:table-cell>
          <table:table-cell/>
          <table:table-cell table:formula="of:=[.D48]/[.F48]" office:value-type="float" office:value="1.00000000003351" calcext:value-type="float">
            <text:p>1</text:p>
          </table:table-cell>
          <table:table-cell table:formula="of:=[.D48]-[.F48]" office:value-type="float" office:value="0.000000000000156570069409501" calcext:value-type="float">
            <text:p>1.56570069409501E-013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.00467299010603113" calcext:value-type="float">
            <text:p>0.0046729901</text:p>
          </table:table-cell>
          <table:table-cell/>
          <table:table-cell table:style-name="ce4" table:formula="of:=[.F48]" office:value-type="float" office:value="0.00467299010603096" calcext:value-type="float">
            <text:p>0.0046729901</text:p>
          </table:table-cell>
          <table:table-cell/>
          <table:table-cell table:formula="of:=[.M48]/[.O48]" office:value-type="float" office:value="1.00000000000004" calcext:value-type="float">
            <text:p>1</text:p>
          </table:table-cell>
          <table:table-cell table:formula="of:=[.M48]-[.O48]" office:value-type="float" office:value="1.70002900645727E-016" calcext:value-type="float">
            <text:p>1.70E-016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240665951999998" calcext:value-type="float">
            <text:p>0.240665952</text:p>
          </table:table-cell>
          <table:table-cell/>
          <table:table-cell table:style-name="ce3" office:value-type="float" office:value="0.240665985130158" calcext:value-type="float">
            <text:p>0.2406659851</text:p>
          </table:table-cell>
          <table:table-cell/>
          <table:table-cell table:formula="of:=[.D49]/[.F49]" office:value-type="float" office:value="0.999999862339666" calcext:value-type="float">
            <text:p>0.9999998623</text:p>
          </table:table-cell>
          <table:table-cell table:formula="of:=[.D49]-[.F49]" office:value-type="float" office:value="-0.0000000331301600042799" calcext:value-type="float">
            <text:p>-3.31301600042799E-00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240665985130158" calcext:value-type="float">
            <text:p>0.2406659851</text:p>
          </table:table-cell>
          <table:table-cell/>
          <table:table-cell table:style-name="ce4" table:formula="of:=[.F49]" office:value-type="float" office:value="0.240665985130158" calcext:value-type="float">
            <text:p>0.2406659851</text:p>
          </table:table-cell>
          <table:table-cell/>
          <table:table-cell table:formula="of:=[.M49]/[.O49]" office:value-type="float" office:value="1" calcext:value-type="float">
            <text:p>1</text:p>
          </table:table-cell>
          <table:table-cell table:formula="of:=[.M49]-[.O49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2.85930762906466E-019" calcext:value-type="float">
            <text:p>2.85930762906466E-019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50]/[.F50]" office:value-type="string" office:string-value="" calcext:value-type="error">
            <text:p>#DIV/0!</text:p>
          </table:table-cell>
          <table:table-cell table:formula="of:=[.D50]-[.F50]" office:value-type="float" office:value="2.85930762906466E-019" calcext:value-type="float">
            <text:p>2.85930762906466E-01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formula="of:=[.D51]/[.F51]" office:value-type="float" office:value="1" calcext:value-type="float">
            <text:p>1</text:p>
          </table:table-cell>
          <table:table-cell table:formula="of:=[.D51]-[.F51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6.671059286136" calcext:value-type="float">
            <text:p>226.6710592861</text:p>
          </table:table-cell>
          <table:table-cell/>
          <table:table-cell table:style-name="ce4" table:formula="of:=[.F51]" office:value-type="float" office:value="226.671059286136" calcext:value-type="float">
            <text:p>226.6710592861</text:p>
          </table:table-cell>
          <table:table-cell/>
          <table:table-cell table:formula="of:=[.M51]/[.O51]" office:value-type="float" office:value="1" calcext:value-type="float">
            <text:p>1</text:p>
          </table:table-cell>
          <table:table-cell table:formula="of:=[.M51]-[.O51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3395.40046718607" calcext:value-type="float">
            <text:p>3395.4004671861</text:p>
          </table:table-cell>
          <table:table-cell/>
          <table:table-cell table:style-name="ce4" table:formula="of:=[.F33]" office:value-type="float" office:value="3395.40046718607" calcext:value-type="float">
            <text:p>3395.4004671861</text:p>
          </table:table-cell>
          <table:table-cell/>
          <table:table-cell table:formula="of:=[.M57]/[.O57]" office:value-type="float" office:value="1" calcext:value-type="float">
            <text:p>1</text:p>
          </table:table-cell>
          <table:table-cell table:formula="of:=[.M57]-[.O57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.0481331926081434" calcext:value-type="float">
            <text:p>0.0481331926</text:p>
          </table:table-cell>
          <table:table-cell/>
          <table:table-cell table:style-name="ce4" table:formula="of:=[.F34]" office:value-type="float" office:value="0.0481331926081434" calcext:value-type="float">
            <text:p>0.0481331926</text:p>
          </table:table-cell>
          <table:table-cell/>
          <table:table-cell table:formula="of:=[.M58]/[.O58]" office:value-type="float" office:value="1" calcext:value-type="float">
            <text:p>1</text:p>
          </table:table-cell>
          <table:table-cell table:formula="of:=[.M58]-[.O58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00467299010603096" calcext:value-type="float">
            <text:p>0.0046729901</text:p>
          </table:table-cell>
          <table:table-cell/>
          <table:table-cell table:style-name="ce4" table:formula="of:=[.F36]" office:value-type="float" office:value="0.00467299010603095" calcext:value-type="float">
            <text:p>0.0046729901</text:p>
          </table:table-cell>
          <table:table-cell/>
          <table:table-cell table:formula="of:=[.M60]/[.O60]" office:value-type="float" office:value="1" calcext:value-type="float">
            <text:p>1</text:p>
          </table:table-cell>
          <table:table-cell table:formula="of:=[.M60]-[.O6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.240665985130158" calcext:value-type="float">
            <text:p>0.2406659851</text:p>
          </table:table-cell>
          <table:table-cell/>
          <table:table-cell table:style-name="ce4" table:formula="of:=[.F37]" office:value-type="float" office:value="0.240665985130158" calcext:value-type="float">
            <text:p>0.2406659851</text:p>
          </table:table-cell>
          <table:table-cell/>
          <table:table-cell table:formula="of:=[.M61]/[.O61]" office:value-type="float" office:value="1" calcext:value-type="float">
            <text:p>1</text:p>
          </table:table-cell>
          <table:table-cell table:formula="of:=[.M61]-[.O6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6.671059286136" calcext:value-type="float">
            <text:p>226.6710592861</text:p>
          </table:table-cell>
          <table:table-cell/>
          <table:table-cell table:style-name="ce4" table:formula="of:=[.F39]" office:value-type="float" office:value="226.671059286136" calcext:value-type="float">
            <text:p>226.6710592861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3395.40046718607" calcext:value-type="float">
            <text:p>3395.4004671861</text:p>
          </table:table-cell>
          <table:table-cell/>
          <table:table-cell table:style-name="ce4" table:formula="of:=[.F21]" office:value-type="float" office:value="3395.40046718607" calcext:value-type="float">
            <text:p>3395.4004671861</text:p>
          </table:table-cell>
          <table:table-cell/>
          <table:table-cell table:formula="of:=[.M69]/[.O69]" office:value-type="float" office:value="1" calcext:value-type="float">
            <text:p>1</text:p>
          </table:table-cell>
          <table:table-cell table:formula="of:=[.M69]-[.O6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.0481331926081434" calcext:value-type="float">
            <text:p>0.0481331926</text:p>
          </table:table-cell>
          <table:table-cell/>
          <table:table-cell table:style-name="ce4" table:formula="of:=[.F22]" office:value-type="float" office:value="0.0481331926081434" calcext:value-type="float">
            <text:p>0.0481331926</text:p>
          </table:table-cell>
          <table:table-cell/>
          <table:table-cell table:formula="of:=[.M70]/[.O70]" office:value-type="float" office:value="1" calcext:value-type="float">
            <text:p>1</text:p>
          </table:table-cell>
          <table:table-cell table:formula="of:=[.M70]-[.O7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00467299010603096" calcext:value-type="float">
            <text:p>0.0046729901</text:p>
          </table:table-cell>
          <table:table-cell/>
          <table:table-cell table:style-name="ce4" table:formula="of:=[.F24]" office:value-type="float" office:value="0.00467299010603096" calcext:value-type="float">
            <text:p>0.0046729901</text:p>
          </table:table-cell>
          <table:table-cell/>
          <table:table-cell table:formula="of:=[.M72]/[.O72]" office:value-type="float" office:value="1" calcext:value-type="float">
            <text:p>1</text:p>
          </table:table-cell>
          <table:table-cell table:formula="of:=[.M72]-[.O72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.240665985130158" calcext:value-type="float">
            <text:p>0.2406659851</text:p>
          </table:table-cell>
          <table:table-cell/>
          <table:table-cell table:style-name="ce4" table:formula="of:=[.F25]" office:value-type="float" office:value="0.240665985130158" calcext:value-type="float">
            <text:p>0.2406659851</text:p>
          </table:table-cell>
          <table:table-cell/>
          <table:table-cell table:formula="of:=[.M73]/[.O73]" office:value-type="float" office:value="1" calcext:value-type="float">
            <text:p>1</text:p>
          </table:table-cell>
          <table:table-cell table:formula="of:=[.M73]-[.O73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6.671059286136" calcext:value-type="float">
            <text:p>226.6710592861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</table:table-row>
        <table:table-row table:style-name="ro1" table:number-rows-repeated="104850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After 77 sec tol. 1e-8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20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3483.03783515895" calcext:value-type="float">
            <text:p>3483.037835159</text:p>
          </table:table-cell>
          <table:table-cell/>
          <table:table-cell table:style-name="ce3" office:value-type="float" office:value="3483.03782312653" calcext:value-type="float">
            <text:p>3483.0378231265</text:p>
          </table:table-cell>
          <table:table-cell/>
          <table:table-cell table:formula="of:=[.D9]/[.F9]" office:value-type="float" office:value="1.00000000345458" calcext:value-type="float">
            <text:p>1.0000000035</text:p>
          </table:table-cell>
          <table:table-cell table:formula="of:=[.D9]-[.F9]" office:value-type="float" office:value="0.0000120324202725897" calcext:value-type="float">
            <text:p>1.20324202725897E-005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3483.03782312653" calcext:value-type="float">
            <text:p>3483.0378231265</text:p>
          </table:table-cell>
          <table:table-cell/>
          <table:table-cell table:style-name="ce4" table:formula="of:=[.F21]" office:value-type="float" office:value="3483.03780089265" calcext:value-type="float">
            <text:p>3483.0378008927</text:p>
          </table:table-cell>
          <table:table-cell/>
          <table:table-cell table:formula="of:=[.M9]/[.O9]" office:value-type="float" office:value="1.00000000638347" calcext:value-type="float">
            <text:p>1.0000000064</text:p>
          </table:table-cell>
          <table:table-cell table:formula="of:=[.M9]-[.O9]" office:value-type="float" office:value="0.0000222338799176214" calcext:value-type="float">
            <text:p>2.22E-005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18.7001087307093" calcext:value-type="float">
            <text:p>18.7001087307</text:p>
          </table:table-cell>
          <table:table-cell/>
          <table:table-cell table:style-name="ce3" office:value-type="float" office:value="18.7105787701485" calcext:value-type="float">
            <text:p>18.7105787701</text:p>
          </table:table-cell>
          <table:table-cell/>
          <table:table-cell table:formula="of:=[.D10]/[.F10]" office:value-type="float" office:value="0.999440421401827" calcext:value-type="float">
            <text:p>0.9994404214</text:p>
          </table:table-cell>
          <table:table-cell table:formula="of:=[.D10]-[.F10]" office:value-type="float" office:value="-0.0104700394392019" calcext:value-type="float">
            <text:p>-0.0104700394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18.7105787701485" calcext:value-type="float">
            <text:p>18.7105787701</text:p>
          </table:table-cell>
          <table:table-cell/>
          <table:table-cell table:style-name="ce4" table:formula="of:=[.F22]" office:value-type="float" office:value="18.7105785486684" calcext:value-type="float">
            <text:p>18.7105785487</text:p>
          </table:table-cell>
          <table:table-cell/>
          <table:table-cell table:formula="of:=[.M10]/[.O10]" office:value-type="float" office:value="1.00000001183716" calcext:value-type="float">
            <text:p>1.0000000118</text:p>
          </table:table-cell>
          <table:table-cell table:formula="of:=[.M10]-[.O10]" office:value-type="float" office:value="0.000000221480100037752" calcext:value-type="float">
            <text:p>2.21E-007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-0.0334660952120984" calcext:value-type="float">
            <text:p>-0.0334660952</text:p>
          </table:table-cell>
          <table:table-cell/>
          <table:table-cell table:style-name="ce3" office:value-type="float" office:value="2.95728345855224E-015" calcext:value-type="float">
            <text:p>2.95728345855224E-015</text:p>
          </table:table-cell>
          <table:table-cell/>
          <table:table-cell table:formula="of:=[.D11]/[.F11]" office:value-type="float" office:value="-11316498969795.1" calcext:value-type="float">
            <text:p>-11316498969795.1</text:p>
          </table:table-cell>
          <table:table-cell table:formula="of:=[.D11]-[.F11]" office:value-type="float" office:value="-0.0334660952121014" calcext:value-type="float">
            <text:p>-0.0334660952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2.95728345855224E-015" calcext:value-type="float">
            <text:p>2.95728345855224E-015</text:p>
          </table:table-cell>
          <table:table-cell/>
          <table:table-cell table:style-name="ce4" table:formula="of:=[.F23]" office:value-type="float" office:value="-0.0000000000000321710237234039" calcext:value-type="float">
            <text:p>-3.21710237234039E-014</text:p>
          </table:table-cell>
          <table:table-cell/>
          <table:table-cell table:formula="of:=[.M11]/[.O11]" office:value-type="float" office:value="-0.0919238220075933" calcext:value-type="float">
            <text:p>-0.091923822</text:p>
          </table:table-cell>
          <table:table-cell table:formula="of:=[.M11]-[.O11]" office:value-type="float" office:value="0.0000000000000351283071819561" calcext:value-type="float">
            <text:p>3.51E-014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2.63018669522789" calcext:value-type="float">
            <text:p>2.6301866952</text:p>
          </table:table-cell>
          <table:table-cell/>
          <table:table-cell table:style-name="ce3" office:value-type="float" office:value="2.63018623757082" calcext:value-type="float">
            <text:p>2.6301862376</text:p>
          </table:table-cell>
          <table:table-cell/>
          <table:table-cell table:formula="of:=[.D12]/[.F12]" office:value-type="float" office:value="1.00000017400177" calcext:value-type="float">
            <text:p>1.000000174</text:p>
          </table:table-cell>
          <table:table-cell table:formula="of:=[.D12]-[.F12]" office:value-type="float" office:value="0.000000457657070018769" calcext:value-type="float">
            <text:p>4.57657070018769E-007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2.63018623757082" calcext:value-type="float">
            <text:p>2.6301862376</text:p>
          </table:table-cell>
          <table:table-cell/>
          <table:table-cell table:style-name="ce4" table:formula="of:=[.F24]" office:value-type="float" office:value="2.63018660194717" calcext:value-type="float">
            <text:p>2.6301866019</text:p>
          </table:table-cell>
          <table:table-cell/>
          <table:table-cell table:formula="of:=[.M12]/[.O12]" office:value-type="float" office:value="0.999999861463689" calcext:value-type="float">
            <text:p>0.9999998615</text:p>
          </table:table-cell>
          <table:table-cell table:formula="of:=[.M12]-[.O12]" office:value-type="float" office:value="-0.000000364376349981654" calcext:value-type="float">
            <text:p>-3.64E-007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.248515396419476" calcext:value-type="float">
            <text:p>0.2485153964</text:p>
          </table:table-cell>
          <table:table-cell/>
          <table:table-cell table:style-name="ce3" office:value-type="float" office:value="0.248739613002921" calcext:value-type="float">
            <text:p>0.248739613</text:p>
          </table:table-cell>
          <table:table-cell/>
          <table:table-cell table:formula="of:=[.D13]/[.F13]" office:value-type="float" office:value="0.999098589160214" calcext:value-type="float">
            <text:p>0.9990985892</text:p>
          </table:table-cell>
          <table:table-cell table:formula="of:=[.D13]-[.F13]" office:value-type="float" office:value="-0.000224216583445014" calcext:value-type="float">
            <text:p>-0.000224216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248739613002921" calcext:value-type="float">
            <text:p>0.248739613</text:p>
          </table:table-cell>
          <table:table-cell/>
          <table:table-cell table:style-name="ce4" table:formula="of:=[.F25]" office:value-type="float" office:value="0.24873961647338" calcext:value-type="float">
            <text:p>0.2487396165</text:p>
          </table:table-cell>
          <table:table-cell/>
          <table:table-cell table:formula="of:=[.M13]/[.O13]" office:value-type="float" office:value="0.999999986047824" calcext:value-type="float">
            <text:p>0.999999986</text:p>
          </table:table-cell>
          <table:table-cell table:formula="of:=[.M13]-[.O13]" office:value-type="float" office:value="-0.00000000347045897575171" calcext:value-type="float">
            <text:p>-3.47E-009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-0.000769835400333302" calcext:value-type="float">
            <text:p>-0.0007698354</text:p>
          </table:table-cell>
          <table:table-cell/>
          <table:table-cell table:style-name="ce3" office:value-type="float" office:value="1.09450448180161E-016" calcext:value-type="float">
            <text:p>1.09450448180161E-016</text:p>
          </table:table-cell>
          <table:table-cell/>
          <table:table-cell table:formula="of:=[.D14]/[.F14]" office:value-type="float" office:value="-7033643197752.04" calcext:value-type="float">
            <text:p>-7033643197752.04</text:p>
          </table:table-cell>
          <table:table-cell table:formula="of:=[.D14]-[.F14]" office:value-type="float" office:value="-0.000769835400333412" calcext:value-type="float">
            <text:p>-0.0007698354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1.09450448180161E-016" calcext:value-type="float">
            <text:p>1.09450448180161E-016</text:p>
          </table:table-cell>
          <table:table-cell/>
          <table:table-cell table:style-name="ce4" table:formula="of:=[.F26]" office:value-type="float" office:value="-1.04530729251553E-015" calcext:value-type="float">
            <text:p>-1.04530729251553E-015</text:p>
          </table:table-cell>
          <table:table-cell/>
          <table:table-cell table:formula="of:=[.M14]/[.O14]" office:value-type="float" office:value="-0.104706481016476" calcext:value-type="float">
            <text:p>-0.104706481</text:p>
          </table:table-cell>
          <table:table-cell table:formula="of:=[.M14]-[.O14]" office:value-type="float" office:value="1.15475774069569E-015" calcext:value-type="float">
            <text:p>1.15E-015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7" calcext:value-type="float">
            <text:p>100.3578251624</text:p>
          </table:table-cell>
          <table:table-cell/>
          <table:table-cell table:formula="of:=[.D15]/[.F15]" office:value-type="float" office:value="1.00000000000002" calcext:value-type="float">
            <text:p>1</text:p>
          </table:table-cell>
          <table:table-cell table:formula="of:=[.D15]-[.F15]" office:value-type="float" office:value="0.00000000000200373051484348" calcext:value-type="float">
            <text:p>2.00373051484348E-01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.99999999999998" calcext:value-type="float">
            <text:p>1</text:p>
          </table:table-cell>
          <table:table-cell table:formula="of:=[.M15]-[.O15]" office:value-type="float" office:value="-0.00000000000200373051484348" calcext:value-type="float">
            <text:p>-2.00E-01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83.03783515895" calcext:value-type="float">
            <text:p>3483.037835159</text:p>
          </table:table-cell>
          <table:table-cell/>
          <table:table-cell table:style-name="ce3" office:value-type="float" office:value="3483.03780089265" calcext:value-type="float">
            <text:p>3483.0378008927</text:p>
          </table:table-cell>
          <table:table-cell/>
          <table:table-cell table:formula="of:=[.D21]/[.F21]" office:value-type="float" office:value="1.00000000983805" calcext:value-type="float">
            <text:p>1.0000000098</text:p>
          </table:table-cell>
          <table:table-cell table:formula="of:=[.D21]-[.F21]" office:value-type="float" office:value="0.000034266300190211" calcext:value-type="float">
            <text:p>3.4266300190211E-005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3483.03782312653" calcext:value-type="float">
            <text:p>3483.0378231265</text:p>
          </table:table-cell>
          <table:table-cell/>
          <table:table-cell table:style-name="ce4" table:formula="of:=[.F33]" office:value-type="float" office:value="3483.03783092255" calcext:value-type="float">
            <text:p>3483.0378309226</text:p>
          </table:table-cell>
          <table:table-cell/>
          <table:table-cell table:formula="of:=[.M21]/[.O21]" office:value-type="float" office:value="0.999999997761718" calcext:value-type="float">
            <text:p>0.9999999978</text:p>
          </table:table-cell>
          <table:table-cell table:formula="of:=[.M21]-[.O21]" office:value-type="float" office:value="-0.00000779601987233036" calcext:value-type="float">
            <text:p>-7.80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8.7001087307093" calcext:value-type="float">
            <text:p>18.7001087307</text:p>
          </table:table-cell>
          <table:table-cell/>
          <table:table-cell table:style-name="ce3" office:value-type="float" office:value="18.7105785486684" calcext:value-type="float">
            <text:p>18.7105785487</text:p>
          </table:table-cell>
          <table:table-cell/>
          <table:table-cell table:formula="of:=[.D22]/[.F22]" office:value-type="float" office:value="0.999440433232363" calcext:value-type="float">
            <text:p>0.9994404332</text:p>
          </table:table-cell>
          <table:table-cell table:formula="of:=[.D22]-[.F22]" office:value-type="float" office:value="-0.0104698179591018" calcext:value-type="float">
            <text:p>-0.010469818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18.7105787701485" calcext:value-type="float">
            <text:p>18.7105787701</text:p>
          </table:table-cell>
          <table:table-cell/>
          <table:table-cell table:style-name="ce4" table:formula="of:=[.F34]" office:value-type="float" office:value="18.7105788525868" calcext:value-type="float">
            <text:p>18.7105788526</text:p>
          </table:table-cell>
          <table:table-cell/>
          <table:table-cell table:formula="of:=[.M22]/[.O22]" office:value-type="float" office:value="0.999999995594027" calcext:value-type="float">
            <text:p>0.9999999956</text:p>
          </table:table-cell>
          <table:table-cell table:formula="of:=[.M22]-[.O22]" office:value-type="float" office:value="-0.0000000824382979658367" calcext:value-type="float">
            <text:p>-8.24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-0.0334660952120984" calcext:value-type="float">
            <text:p>-0.0334660952</text:p>
          </table:table-cell>
          <table:table-cell/>
          <table:table-cell table:style-name="ce3" office:value-type="float" office:value="-0.0000000000000321710237234039" calcext:value-type="float">
            <text:p>-3.21710237234039E-014</text:p>
          </table:table-cell>
          <table:table-cell/>
          <table:table-cell table:formula="of:=[.D23]/[.F23]" office:value-type="float" office:value="1040255837048.55" calcext:value-type="float">
            <text:p>1040255837048.55</text:p>
          </table:table-cell>
          <table:table-cell table:formula="of:=[.D23]-[.F23]" office:value-type="float" office:value="-0.0334660952120662" calcext:value-type="float">
            <text:p>-0.0334660952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2.95728345855224E-015" calcext:value-type="float">
            <text:p>2.95728345855224E-015</text:p>
          </table:table-cell>
          <table:table-cell/>
          <table:table-cell table:style-name="ce4" table:formula="of:=[.F35]" office:value-type="float" office:value="-0.0000000000000269697251799105" calcext:value-type="float">
            <text:p>-2.69697251799105E-014</text:p>
          </table:table-cell>
          <table:table-cell/>
          <table:table-cell table:formula="of:=[.M23]/[.O23]" office:value-type="float" office:value="-0.109651968599038" calcext:value-type="float">
            <text:p>-0.1096519686</text:p>
          </table:table-cell>
          <table:table-cell table:formula="of:=[.M23]-[.O23]" office:value-type="float" office:value="0.0000000000000299270086384627" calcext:value-type="float">
            <text:p>2.99E-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2.63018669522789" calcext:value-type="float">
            <text:p>2.6301866952</text:p>
          </table:table-cell>
          <table:table-cell/>
          <table:table-cell table:style-name="ce3" office:value-type="float" office:value="2.63018660194717" calcext:value-type="float">
            <text:p>2.6301866019</text:p>
          </table:table-cell>
          <table:table-cell/>
          <table:table-cell table:formula="of:=[.D24]/[.F24]" office:value-type="float" office:value="1.00000003546544" calcext:value-type="float">
            <text:p>1.0000000355</text:p>
          </table:table-cell>
          <table:table-cell table:formula="of:=[.D24]-[.F24]" office:value-type="float" office:value="0.0000000932807200371144" calcext:value-type="float">
            <text:p>9.32807200371144E-00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2.63018623757082" calcext:value-type="float">
            <text:p>2.6301862376</text:p>
          </table:table-cell>
          <table:table-cell/>
          <table:table-cell table:style-name="ce4" table:formula="of:=[.F36]" office:value-type="float" office:value="2.63018610980676" calcext:value-type="float">
            <text:p>2.6301861098</text:p>
          </table:table-cell>
          <table:table-cell/>
          <table:table-cell table:formula="of:=[.M24]/[.O24]" office:value-type="float" office:value="1.00000004857605" calcext:value-type="float">
            <text:p>1.0000000486</text:p>
          </table:table-cell>
          <table:table-cell table:formula="of:=[.M24]-[.O24]" office:value-type="float" office:value="0.000000127764059776325" calcext:value-type="float">
            <text:p>1.28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248515396419476" calcext:value-type="float">
            <text:p>0.2485153964</text:p>
          </table:table-cell>
          <table:table-cell/>
          <table:table-cell table:style-name="ce3" office:value-type="float" office:value="0.24873961647338" calcext:value-type="float">
            <text:p>0.2487396165</text:p>
          </table:table-cell>
          <table:table-cell/>
          <table:table-cell table:formula="of:=[.D25]/[.F25]" office:value-type="float" office:value="0.999098575220614" calcext:value-type="float">
            <text:p>0.9990985752</text:p>
          </table:table-cell>
          <table:table-cell table:formula="of:=[.D25]-[.F25]" office:value-type="float" office:value="-0.00022422005390399" calcext:value-type="float">
            <text:p>-0.000224220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248739613002921" calcext:value-type="float">
            <text:p>0.248739613</text:p>
          </table:table-cell>
          <table:table-cell/>
          <table:table-cell table:style-name="ce4" table:formula="of:=[.F37]" office:value-type="float" office:value="0.248739611850135" calcext:value-type="float">
            <text:p>0.2487396119</text:p>
          </table:table-cell>
          <table:table-cell/>
          <table:table-cell table:formula="of:=[.M25]/[.O25]" office:value-type="float" office:value="1.00000000463451" calcext:value-type="float">
            <text:p>1.0000000046</text:p>
          </table:table-cell>
          <table:table-cell table:formula="of:=[.M25]-[.O25]" office:value-type="float" office:value="0.00000000115278600554269" calcext:value-type="float">
            <text:p>1.15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000769835400333302" calcext:value-type="float">
            <text:p>-0.0007698354</text:p>
          </table:table-cell>
          <table:table-cell/>
          <table:table-cell table:style-name="ce3" office:value-type="float" office:value="-1.04530729251553E-015" calcext:value-type="float">
            <text:p>-1.04530729251553E-015</text:p>
          </table:table-cell>
          <table:table-cell/>
          <table:table-cell table:formula="of:=[.D26]/[.F26]" office:value-type="float" office:value="736468027962.088" calcext:value-type="float">
            <text:p>736468027962.088</text:p>
          </table:table-cell>
          <table:table-cell table:formula="of:=[.D26]-[.F26]" office:value-type="float" office:value="-0.000769835400332257" calcext:value-type="float">
            <text:p>-0.0007698354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1.09450448180161E-016" calcext:value-type="float">
            <text:p>1.09450448180161E-016</text:p>
          </table:table-cell>
          <table:table-cell/>
          <table:table-cell table:style-name="ce4" table:formula="of:=[.F38]" office:value-type="float" office:value="-8.87526846396505E-016" calcext:value-type="float">
            <text:p>-8.87526846396505E-016</text:p>
          </table:table-cell>
          <table:table-cell/>
          <table:table-cell table:formula="of:=[.M26]/[.O26]" office:value-type="float" office:value="-0.123320718268463" calcext:value-type="float">
            <text:p>-0.1233207183</text:p>
          </table:table-cell>
          <table:table-cell table:formula="of:=[.M26]-[.O26]" office:value-type="float" office:value="9.96977294576666E-016" calcext:value-type="float">
            <text:p>9.97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formula="of:=[.D27]/[.F27]" office:value-type="float" office:value="1" calcext:value-type="float">
            <text:p>1</text:p>
          </table:table-cell>
          <table:table-cell table:formula="of:=[.D27]-[.F27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27]/[.O27]" office:value-type="float" office:value="0.99999999999998" calcext:value-type="float">
            <text:p>1</text:p>
          </table:table-cell>
          <table:table-cell table:formula="of:=[.M27]-[.O27]" office:value-type="float" office:value="-0.00000000000200373051484348" calcext:value-type="float">
            <text:p>-2.00E-012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83.03783515895" calcext:value-type="float">
            <text:p>3483.037835159</text:p>
          </table:table-cell>
          <table:table-cell/>
          <table:table-cell table:style-name="ce3" office:value-type="float" office:value="3483.03783092255" calcext:value-type="float">
            <text:p>3483.0378309226</text:p>
          </table:table-cell>
          <table:table-cell/>
          <table:table-cell table:formula="of:=[.D33]/[.F33]" office:value-type="float" office:value="1.00000000121629" calcext:value-type="float">
            <text:p>1.0000000012</text:p>
          </table:table-cell>
          <table:table-cell table:formula="of:=[.D33]-[.F33]" office:value-type="float" office:value="0.0000042364004002593" calcext:value-type="float">
            <text:p>4.2364004002593E-00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3483.03783092255" calcext:value-type="float">
            <text:p>3483.0378309226</text:p>
          </table:table-cell>
          <table:table-cell/>
          <table:table-cell table:style-name="ce4" table:formula="of:=[.F21]" office:value-type="float" office:value="3483.03780089265" calcext:value-type="float">
            <text:p>3483.0378008927</text:p>
          </table:table-cell>
          <table:table-cell/>
          <table:table-cell table:formula="of:=[.M33]/[.O33]" office:value-type="float" office:value="1.00000000862176" calcext:value-type="float">
            <text:p>1.0000000086</text:p>
          </table:table-cell>
          <table:table-cell table:formula="of:=[.M33]-[.O33]" office:value-type="float" office:value="0.0000300298997899517" calcext:value-type="float">
            <text:p>3.00E-0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8.7001087307093" calcext:value-type="float">
            <text:p>18.7001087307</text:p>
          </table:table-cell>
          <table:table-cell/>
          <table:table-cell table:style-name="ce3" office:value-type="float" office:value="18.7105788525868" calcext:value-type="float">
            <text:p>18.7105788526</text:p>
          </table:table-cell>
          <table:table-cell/>
          <table:table-cell table:formula="of:=[.D34]/[.F34]" office:value-type="float" office:value="0.99944041699832" calcext:value-type="float">
            <text:p>0.999440417</text:p>
          </table:table-cell>
          <table:table-cell table:formula="of:=[.D34]-[.F34]" office:value-type="float" office:value="-0.0104701218774999" calcext:value-type="float">
            <text:p>-0.0104701219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18.7105788525868" calcext:value-type="float">
            <text:p>18.7105788526</text:p>
          </table:table-cell>
          <table:table-cell/>
          <table:table-cell table:style-name="ce4" table:formula="of:=[.F22]" office:value-type="float" office:value="18.7105785486684" calcext:value-type="float">
            <text:p>18.7105785487</text:p>
          </table:table-cell>
          <table:table-cell/>
          <table:table-cell table:formula="of:=[.M34]/[.O34]" office:value-type="float" office:value="1.00000001624313" calcext:value-type="float">
            <text:p>1.0000000162</text:p>
          </table:table-cell>
          <table:table-cell table:formula="of:=[.M34]-[.O34]" office:value-type="float" office:value="0.000000303918398003589" calcext:value-type="float">
            <text:p>3.04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-0.0334660952120984" calcext:value-type="float">
            <text:p>-0.0334660952</text:p>
          </table:table-cell>
          <table:table-cell/>
          <table:table-cell table:style-name="ce3" office:value-type="float" office:value="-0.0000000000000269697251799105" calcext:value-type="float">
            <text:p>-2.69697251799105E-014</text:p>
          </table:table-cell>
          <table:table-cell/>
          <table:table-cell table:formula="of:=[.D35]/[.F35]" office:value-type="float" office:value="1240876389687.02" calcext:value-type="float">
            <text:p>1240876389687.02</text:p>
          </table:table-cell>
          <table:table-cell table:formula="of:=[.D35]-[.F35]" office:value-type="float" office:value="-0.0334660952120714" calcext:value-type="float">
            <text:p>-0.0334660952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-0.0000000000000269697251799105" calcext:value-type="float">
            <text:p>-2.69697251799105E-014</text:p>
          </table:table-cell>
          <table:table-cell/>
          <table:table-cell table:style-name="ce4" table:formula="of:=[.F23]" office:value-type="float" office:value="-0.0000000000000321710237234039" calcext:value-type="float">
            <text:p>-3.21710237234039E-014</text:p>
          </table:table-cell>
          <table:table-cell/>
          <table:table-cell table:formula="of:=[.M35]/[.O35]" office:value-type="float" office:value="0.838323499177008" calcext:value-type="float">
            <text:p>0.8383234992</text:p>
          </table:table-cell>
          <table:table-cell table:formula="of:=[.M35]-[.O35]" office:value-type="float" office:value="5.2012985434934E-015" calcext:value-type="float">
            <text:p>5.20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2.63018669522789" calcext:value-type="float">
            <text:p>2.6301866952</text:p>
          </table:table-cell>
          <table:table-cell/>
          <table:table-cell table:style-name="ce3" office:value-type="float" office:value="2.63018610980676" calcext:value-type="float">
            <text:p>2.6301861098</text:p>
          </table:table-cell>
          <table:table-cell/>
          <table:table-cell table:formula="of:=[.D36]/[.F36]" office:value-type="float" office:value="1.00000022257783" calcext:value-type="float">
            <text:p>1.0000002226</text:p>
          </table:table-cell>
          <table:table-cell table:formula="of:=[.D36]-[.F36]" office:value-type="float" office:value="0.000000585421129795094" calcext:value-type="float">
            <text:p>5.85421129795094E-007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2.63018610980676" calcext:value-type="float">
            <text:p>2.6301861098</text:p>
          </table:table-cell>
          <table:table-cell/>
          <table:table-cell table:style-name="ce4" table:formula="of:=[.F24]" office:value-type="float" office:value="2.63018660194717" calcext:value-type="float">
            <text:p>2.6301866019</text:p>
          </table:table-cell>
          <table:table-cell/>
          <table:table-cell table:formula="of:=[.M36]/[.O36]" office:value-type="float" office:value="0.999999812887645" calcext:value-type="float">
            <text:p>0.9999998129</text:p>
          </table:table-cell>
          <table:table-cell table:formula="of:=[.M36]-[.O36]" office:value-type="float" office:value="-0.00000049214040975798" calcext:value-type="float">
            <text:p>-4.92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248515396419476" calcext:value-type="float">
            <text:p>0.2485153964</text:p>
          </table:table-cell>
          <table:table-cell/>
          <table:table-cell table:style-name="ce3" office:value-type="float" office:value="0.248739611850135" calcext:value-type="float">
            <text:p>0.2487396119</text:p>
          </table:table-cell>
          <table:table-cell/>
          <table:table-cell table:formula="of:=[.D37]/[.F37]" office:value-type="float" office:value="0.999098593790546" calcext:value-type="float">
            <text:p>0.9990985938</text:p>
          </table:table-cell>
          <table:table-cell table:formula="of:=[.D37]-[.F37]" office:value-type="float" office:value="-0.000224215430659008" calcext:value-type="float">
            <text:p>-0.0002242154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.248739611850135" calcext:value-type="float">
            <text:p>0.2487396119</text:p>
          </table:table-cell>
          <table:table-cell/>
          <table:table-cell table:style-name="ce4" table:formula="of:=[.F25]" office:value-type="float" office:value="0.24873961647338" calcext:value-type="float">
            <text:p>0.2487396165</text:p>
          </table:table-cell>
          <table:table-cell/>
          <table:table-cell table:formula="of:=[.M37]/[.O37]" office:value-type="float" office:value="0.999999981413315" calcext:value-type="float">
            <text:p>0.9999999814</text:p>
          </table:table-cell>
          <table:table-cell table:formula="of:=[.M37]-[.O37]" office:value-type="float" office:value="-0.00000000462324498129441" calcext:value-type="float">
            <text:p>-4.62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000769835400333302" calcext:value-type="float">
            <text:p>-0.0007698354</text:p>
          </table:table-cell>
          <table:table-cell/>
          <table:table-cell table:style-name="ce3" office:value-type="float" office:value="-8.87526846396505E-016" calcext:value-type="float">
            <text:p>-8.87526846396505E-016</text:p>
          </table:table-cell>
          <table:table-cell/>
          <table:table-cell table:formula="of:=[.D38]/[.F38]" office:value-type="float" office:value="867393931190.873" calcext:value-type="float">
            <text:p>867393931190.873</text:p>
          </table:table-cell>
          <table:table-cell table:formula="of:=[.D38]-[.F38]" office:value-type="float" office:value="-0.000769835400332414" calcext:value-type="float">
            <text:p>-0.0007698354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-8.87526846396505E-016" calcext:value-type="float">
            <text:p>-8.87526846396505E-016</text:p>
          </table:table-cell>
          <table:table-cell/>
          <table:table-cell table:style-name="ce4" table:formula="of:=[.F26]" office:value-type="float" office:value="-1.04530729251553E-015" calcext:value-type="float">
            <text:p>-1.04530729251553E-015</text:p>
          </table:table-cell>
          <table:table-cell/>
          <table:table-cell table:formula="of:=[.M38]/[.O38]" office:value-type="float" office:value="0.849058313044649" calcext:value-type="float">
            <text:p>0.849058313</text:p>
          </table:table-cell>
          <table:table-cell table:formula="of:=[.M38]-[.O38]" office:value-type="float" office:value="1.57780446119025E-016" calcext:value-type="float">
            <text:p>1.58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formula="of:=[.D39]/[.F39]" office:value-type="float" office:value="1" calcext:value-type="float">
            <text:p>1</text:p>
          </table:table-cell>
          <table:table-cell table:formula="of:=[.D39]-[.F39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83.03783515895" calcext:value-type="float">
            <text:p>3483.037835159</text:p>
          </table:table-cell>
          <table:table-cell/>
          <table:table-cell table:style-name="ce3" office:value-type="float" office:value="3483.03782313061" calcext:value-type="float">
            <text:p>3483.0378231306</text:p>
          </table:table-cell>
          <table:table-cell/>
          <table:table-cell table:formula="of:=[.D45]/[.F45]" office:value-type="float" office:value="1.00000000345341" calcext:value-type="float">
            <text:p>1.0000000035</text:p>
          </table:table-cell>
          <table:table-cell table:formula="of:=[.D45]-[.F45]" office:value-type="float" office:value="0.0000120283402793575" calcext:value-type="float">
            <text:p>1.20283402793575E-005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3483.03782312653" calcext:value-type="float">
            <text:p>3483.0378231265</text:p>
          </table:table-cell>
          <table:table-cell/>
          <table:table-cell table:style-name="ce4" table:formula="of:=[.F45]" office:value-type="float" office:value="3483.03782313061" calcext:value-type="float">
            <text:p>3483.0378231306</text:p>
          </table:table-cell>
          <table:table-cell/>
          <table:table-cell table:formula="of:=[.M45]/[.O45]" office:value-type="float" office:value="0.999999999998829" calcext:value-type="float">
            <text:p>1</text:p>
          </table:table-cell>
          <table:table-cell table:formula="of:=[.M45]-[.O45]" office:value-type="float" office:value="-0.00000000407999323215336" calcext:value-type="float">
            <text:p>-4.08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8.7001087307093" calcext:value-type="float">
            <text:p>18.7001087307</text:p>
          </table:table-cell>
          <table:table-cell/>
          <table:table-cell table:style-name="ce3" office:value-type="float" office:value="18.710578770168" calcext:value-type="float">
            <text:p>18.7105787702</text:p>
          </table:table-cell>
          <table:table-cell/>
          <table:table-cell table:formula="of:=[.D46]/[.F46]" office:value-type="float" office:value="0.999440421400786" calcext:value-type="float">
            <text:p>0.9994404214</text:p>
          </table:table-cell>
          <table:table-cell table:formula="of:=[.D46]-[.F46]" office:value-type="float" office:value="-0.0104700394586992" calcext:value-type="float">
            <text:p>-0.010470039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18.7105787701485" calcext:value-type="float">
            <text:p>18.7105787701</text:p>
          </table:table-cell>
          <table:table-cell/>
          <table:table-cell table:style-name="ce4" table:formula="of:=[.F46]" office:value-type="float" office:value="18.710578770168" calcext:value-type="float">
            <text:p>18.7105787702</text:p>
          </table:table-cell>
          <table:table-cell/>
          <table:table-cell table:formula="of:=[.M46]/[.O46]" office:value-type="float" office:value="0.999999999998958" calcext:value-type="float">
            <text:p>1</text:p>
          </table:table-cell>
          <table:table-cell table:formula="of:=[.M46]-[.O46]" office:value-type="float" office:value="-0.0000000000194972926692572" calcext:value-type="float">
            <text:p>-1.95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-0.0334660952120984" calcext:value-type="float">
            <text:p>-0.0334660952</text:p>
          </table:table-cell>
          <table:table-cell/>
          <table:table-cell table:style-name="ce3" office:value-type="float" office:value="6.53642993413797E-015" calcext:value-type="float">
            <text:p>6.53642993413797E-015</text:p>
          </table:table-cell>
          <table:table-cell/>
          <table:table-cell table:formula="of:=[.D47]/[.F47]" office:value-type="float" office:value="-5119934819053.78" calcext:value-type="float">
            <text:p>-5119934819053.78</text:p>
          </table:table-cell>
          <table:table-cell table:formula="of:=[.D47]-[.F47]" office:value-type="float" office:value="-0.0334660952121049" calcext:value-type="float">
            <text:p>-0.0334660952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2.95728345855224E-015" calcext:value-type="float">
            <text:p>2.95728345855224E-015</text:p>
          </table:table-cell>
          <table:table-cell/>
          <table:table-cell table:style-name="ce4" table:formula="of:=[.F47]" office:value-type="float" office:value="6.53642993413797E-015" calcext:value-type="float">
            <text:p>6.53642993413797E-015</text:p>
          </table:table-cell>
          <table:table-cell/>
          <table:table-cell table:formula="of:=[.M47]/[.O47]" office:value-type="float" office:value="0.452430988834924" calcext:value-type="float">
            <text:p>0.4524309888</text:p>
          </table:table-cell>
          <table:table-cell table:formula="of:=[.M47]-[.O47]" office:value-type="float" office:value="-3.57914647558573E-015" calcext:value-type="float">
            <text:p>-3.58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2.63018669522789" calcext:value-type="float">
            <text:p>2.6301866952</text:p>
          </table:table-cell>
          <table:table-cell/>
          <table:table-cell table:style-name="ce3" office:value-type="float" office:value="2.63018623750401" calcext:value-type="float">
            <text:p>2.6301862375</text:p>
          </table:table-cell>
          <table:table-cell/>
          <table:table-cell table:formula="of:=[.D48]/[.F48]" office:value-type="float" office:value="1.00000017402717" calcext:value-type="float">
            <text:p>1.000000174</text:p>
          </table:table-cell>
          <table:table-cell table:formula="of:=[.D48]-[.F48]" office:value-type="float" office:value="0.000000457723880131766" calcext:value-type="float">
            <text:p>4.57723880131766E-007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2.63018623757082" calcext:value-type="float">
            <text:p>2.6301862376</text:p>
          </table:table-cell>
          <table:table-cell/>
          <table:table-cell table:style-name="ce4" table:formula="of:=[.F48]" office:value-type="float" office:value="2.63018623750401" calcext:value-type="float">
            <text:p>2.6301862375</text:p>
          </table:table-cell>
          <table:table-cell/>
          <table:table-cell table:formula="of:=[.M48]/[.O48]" office:value-type="float" office:value="1.0000000000254" calcext:value-type="float">
            <text:p>1</text:p>
          </table:table-cell>
          <table:table-cell table:formula="of:=[.M48]-[.O48]" office:value-type="float" office:value="0.000000000066810112997473" calcext:value-type="float">
            <text:p>6.68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248515396419476" calcext:value-type="float">
            <text:p>0.2485153964</text:p>
          </table:table-cell>
          <table:table-cell/>
          <table:table-cell table:style-name="ce3" office:value-type="float" office:value="0.248739613002123" calcext:value-type="float">
            <text:p>0.248739613</text:p>
          </table:table-cell>
          <table:table-cell/>
          <table:table-cell table:formula="of:=[.D49]/[.F49]" office:value-type="float" office:value="0.999098589163419" calcext:value-type="float">
            <text:p>0.9990985892</text:p>
          </table:table-cell>
          <table:table-cell table:formula="of:=[.D49]-[.F49]" office:value-type="float" office:value="-0.000224216582647013" calcext:value-type="float">
            <text:p>-0.000224216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248739613002921" calcext:value-type="float">
            <text:p>0.248739613</text:p>
          </table:table-cell>
          <table:table-cell/>
          <table:table-cell table:style-name="ce4" table:formula="of:=[.F49]" office:value-type="float" office:value="0.248739613002123" calcext:value-type="float">
            <text:p>0.248739613</text:p>
          </table:table-cell>
          <table:table-cell/>
          <table:table-cell table:formula="of:=[.M49]/[.O49]" office:value-type="float" office:value="1.00000000000321" calcext:value-type="float">
            <text:p>1</text:p>
          </table:table-cell>
          <table:table-cell table:formula="of:=[.M49]-[.O49]" office:value-type="float" office:value="0.000000000000798000554524947" calcext:value-type="float">
            <text:p>7.98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000769835400333302" calcext:value-type="float">
            <text:p>-0.0007698354</text:p>
          </table:table-cell>
          <table:table-cell/>
          <table:table-cell table:style-name="ce3" office:value-type="float" office:value="1.21945241428438E-016" calcext:value-type="float">
            <text:p>1.21945241428438E-016</text:p>
          </table:table-cell>
          <table:table-cell/>
          <table:table-cell table:formula="of:=[.D50]/[.F50]" office:value-type="float" office:value="-6312959745830.43" calcext:value-type="float">
            <text:p>-6312959745830.43</text:p>
          </table:table-cell>
          <table:table-cell table:formula="of:=[.D50]-[.F50]" office:value-type="float" office:value="-0.000769835400333424" calcext:value-type="float">
            <text:p>-0.0007698354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1.09450448180161E-016" calcext:value-type="float">
            <text:p>1.09450448180161E-016</text:p>
          </table:table-cell>
          <table:table-cell/>
          <table:table-cell table:style-name="ce4" table:formula="of:=[.F50]" office:value-type="float" office:value="1.21945241428438E-016" calcext:value-type="float">
            <text:p>1.21945241428438E-016</text:p>
          </table:table-cell>
          <table:table-cell/>
          <table:table-cell table:formula="of:=[.M50]/[.O50]" office:value-type="float" office:value="0.897537672631454" calcext:value-type="float">
            <text:p>0.8975376726</text:p>
          </table:table-cell>
          <table:table-cell table:formula="of:=[.M50]-[.O50]" office:value-type="float" office:value="-1.2494793248277E-017" calcext:value-type="float">
            <text:p>-1.25E-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formula="of:=[.D51]/[.F51]" office:value-type="float" office:value="1" calcext:value-type="float">
            <text:p>1</text:p>
          </table:table-cell>
          <table:table-cell table:formula="of:=[.D51]-[.F51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formula="of:=[.M51]/[.O51]" office:value-type="float" office:value="0.99999999999998" calcext:value-type="float">
            <text:p>1</text:p>
          </table:table-cell>
          <table:table-cell table:formula="of:=[.M51]-[.O51]" office:value-type="float" office:value="-0.00000000000200373051484348" calcext:value-type="float">
            <text:p>-2.00E-012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3483.03782313061" calcext:value-type="float">
            <text:p>3483.0378231306</text:p>
          </table:table-cell>
          <table:table-cell/>
          <table:table-cell table:style-name="ce4" table:formula="of:=[.F33]" office:value-type="float" office:value="3483.03783092255" calcext:value-type="float">
            <text:p>3483.0378309226</text:p>
          </table:table-cell>
          <table:table-cell/>
          <table:table-cell table:formula="of:=[.M57]/[.O57]" office:value-type="float" office:value="0.99999999776289" calcext:value-type="float">
            <text:p>0.9999999978</text:p>
          </table:table-cell>
          <table:table-cell table:formula="of:=[.M57]-[.O57]" office:value-type="float" office:value="-0.00000779193987909821" calcext:value-type="float">
            <text:p>-7.79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18.710578770168" calcext:value-type="float">
            <text:p>18.7105787702</text:p>
          </table:table-cell>
          <table:table-cell/>
          <table:table-cell table:style-name="ce4" table:formula="of:=[.F34]" office:value-type="float" office:value="18.7105788525868" calcext:value-type="float">
            <text:p>18.7105788526</text:p>
          </table:table-cell>
          <table:table-cell/>
          <table:table-cell table:formula="of:=[.M58]/[.O58]" office:value-type="float" office:value="0.999999995595069" calcext:value-type="float">
            <text:p>0.9999999956</text:p>
          </table:table-cell>
          <table:table-cell table:formula="of:=[.M58]-[.O58]" office:value-type="float" office:value="-0.0000000824188006731674" calcext:value-type="float">
            <text:p>-8.24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6.53642993413797E-015" calcext:value-type="float">
            <text:p>6.53642993413797E-015</text:p>
          </table:table-cell>
          <table:table-cell/>
          <table:table-cell table:style-name="ce4" table:formula="of:=[.F35]" office:value-type="float" office:value="-0.0000000000000269697251799105" calcext:value-type="float">
            <text:p>-2.69697251799105E-014</text:p>
          </table:table-cell>
          <table:table-cell/>
          <table:table-cell table:formula="of:=[.M59]/[.O59]" office:value-type="float" office:value="-0.242361755284288" calcext:value-type="float">
            <text:p>-0.2423617553</text:p>
          </table:table-cell>
          <table:table-cell table:formula="of:=[.M59]-[.O59]" office:value-type="float" office:value="0.0000000000000335061551140485" calcext:value-type="float">
            <text:p>3.35E-01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2.63018623750401" calcext:value-type="float">
            <text:p>2.6301862375</text:p>
          </table:table-cell>
          <table:table-cell/>
          <table:table-cell table:style-name="ce4" table:formula="of:=[.F36]" office:value-type="float" office:value="2.63018610980676" calcext:value-type="float">
            <text:p>2.6301861098</text:p>
          </table:table-cell>
          <table:table-cell/>
          <table:table-cell table:formula="of:=[.M60]/[.O60]" office:value-type="float" office:value="1.00000004855065" calcext:value-type="float">
            <text:p>1.0000000486</text:p>
          </table:table-cell>
          <table:table-cell table:formula="of:=[.M60]-[.O60]" office:value-type="float" office:value="0.000000127697249663328" calcext:value-type="float">
            <text:p>1.28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.248739613002123" calcext:value-type="float">
            <text:p>0.248739613</text:p>
          </table:table-cell>
          <table:table-cell/>
          <table:table-cell table:style-name="ce4" table:formula="of:=[.F37]" office:value-type="float" office:value="0.248739611850135" calcext:value-type="float">
            <text:p>0.2487396119</text:p>
          </table:table-cell>
          <table:table-cell/>
          <table:table-cell table:formula="of:=[.M61]/[.O61]" office:value-type="float" office:value="1.0000000046313" calcext:value-type="float">
            <text:p>1.0000000046</text:p>
          </table:table-cell>
          <table:table-cell table:formula="of:=[.M61]-[.O61]" office:value-type="float" office:value="0.00000000115198800498817" calcext:value-type="float">
            <text:p>1.15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1.21945241428438E-016" calcext:value-type="float">
            <text:p>1.21945241428438E-016</text:p>
          </table:table-cell>
          <table:table-cell/>
          <table:table-cell table:style-name="ce4" table:formula="of:=[.F38]" office:value-type="float" office:value="-8.87526846396505E-016" calcext:value-type="float">
            <text:p>-8.87526846396505E-016</text:p>
          </table:table-cell>
          <table:table-cell/>
          <table:table-cell table:formula="of:=[.M62]/[.O62]" office:value-type="float" office:value="-0.137398932689816" calcext:value-type="float">
            <text:p>-0.1373989327</text:p>
          </table:table-cell>
          <table:table-cell table:formula="of:=[.M62]-[.O62]" office:value-type="float" office:value="1.00947208782494E-015" calcext:value-type="float">
            <text:p>1.01E-01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3483.03782313061" calcext:value-type="float">
            <text:p>3483.0378231306</text:p>
          </table:table-cell>
          <table:table-cell/>
          <table:table-cell table:style-name="ce4" table:formula="of:=[.F21]" office:value-type="float" office:value="3483.03780089265" calcext:value-type="float">
            <text:p>3483.0378008927</text:p>
          </table:table-cell>
          <table:table-cell/>
          <table:table-cell table:formula="of:=[.M69]/[.O69]" office:value-type="float" office:value="1.00000000638465" calcext:value-type="float">
            <text:p>1.0000000064</text:p>
          </table:table-cell>
          <table:table-cell table:formula="of:=[.M69]-[.O69]" office:value-type="float" office:value="0.0000222379599108535" calcext:value-type="float">
            <text:p>2.22E-00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18.710578770168" calcext:value-type="float">
            <text:p>18.7105787702</text:p>
          </table:table-cell>
          <table:table-cell/>
          <table:table-cell table:style-name="ce4" table:formula="of:=[.F22]" office:value-type="float" office:value="18.7105785486684" calcext:value-type="float">
            <text:p>18.7105785487</text:p>
          </table:table-cell>
          <table:table-cell/>
          <table:table-cell table:formula="of:=[.M70]/[.O70]" office:value-type="float" office:value="1.0000000118382" calcext:value-type="float">
            <text:p>1.0000000118</text:p>
          </table:table-cell>
          <table:table-cell table:formula="of:=[.M70]-[.O70]" office:value-type="float" office:value="0.000000221499597330421" calcext:value-type="float">
            <text:p>2.21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6.53642993413797E-015" calcext:value-type="float">
            <text:p>6.53642993413797E-015</text:p>
          </table:table-cell>
          <table:table-cell/>
          <table:table-cell table:style-name="ce4" table:formula="of:=[.F23]" office:value-type="float" office:value="-0.0000000000000321710237234039" calcext:value-type="float">
            <text:p>-3.21710237234039E-014</text:p>
          </table:table-cell>
          <table:table-cell/>
          <table:table-cell table:formula="of:=[.M71]/[.O71]" office:value-type="float" office:value="-0.203177554756606" calcext:value-type="float">
            <text:p>-0.2031775548</text:p>
          </table:table-cell>
          <table:table-cell table:formula="of:=[.M71]-[.O71]" office:value-type="float" office:value="0.0000000000000387074536575419" calcext:value-type="float">
            <text:p>3.87E-01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2.63018623750401" calcext:value-type="float">
            <text:p>2.6301862375</text:p>
          </table:table-cell>
          <table:table-cell/>
          <table:table-cell table:style-name="ce4" table:formula="of:=[.F24]" office:value-type="float" office:value="2.63018660194717" calcext:value-type="float">
            <text:p>2.6301866019</text:p>
          </table:table-cell>
          <table:table-cell/>
          <table:table-cell table:formula="of:=[.M72]/[.O72]" office:value-type="float" office:value="0.999999861438287" calcext:value-type="float">
            <text:p>0.9999998614</text:p>
          </table:table-cell>
          <table:table-cell table:formula="of:=[.M72]-[.O72]" office:value-type="float" office:value="-0.000000364443160094652" calcext:value-type="float">
            <text:p>-3.64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.248739613002123" calcext:value-type="float">
            <text:p>0.248739613</text:p>
          </table:table-cell>
          <table:table-cell/>
          <table:table-cell table:style-name="ce4" table:formula="of:=[.F25]" office:value-type="float" office:value="0.24873961647338" calcext:value-type="float">
            <text:p>0.2487396165</text:p>
          </table:table-cell>
          <table:table-cell/>
          <table:table-cell table:formula="of:=[.M73]/[.O73]" office:value-type="float" office:value="0.999999986044616" calcext:value-type="float">
            <text:p>0.999999986</text:p>
          </table:table-cell>
          <table:table-cell table:formula="of:=[.M73]-[.O73]" office:value-type="float" office:value="-0.00000000347125697630624" calcext:value-type="float">
            <text:p>-3.47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1.21945241428438E-016" calcext:value-type="float">
            <text:p>1.21945241428438E-016</text:p>
          </table:table-cell>
          <table:table-cell/>
          <table:table-cell table:style-name="ce4" table:formula="of:=[.F26]" office:value-type="float" office:value="-1.04530729251553E-015" calcext:value-type="float">
            <text:p>-1.04530729251553E-015</text:p>
          </table:table-cell>
          <table:table-cell/>
          <table:table-cell table:formula="of:=[.M74]/[.O74]" office:value-type="float" office:value="-0.11665970600375" calcext:value-type="float">
            <text:p>-0.116659706</text:p>
          </table:table-cell>
          <table:table-cell table:formula="of:=[.M74]-[.O74]" office:value-type="float" office:value="1.16725253394397E-015" calcext:value-type="float">
            <text:p>1.17E-01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4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0000001" calcext:value-type="float">
            <text:p>1.00E-014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20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8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4" table:formula="of:=['After 77 sec tol. 1e-8'.F9]" office:value-type="float" office:value="3483.03782312653" calcext:value-type="float">
            <text:p>3483.0378231265</text:p>
          </table:table-cell>
          <table:table-cell/>
          <table:table-cell table:formula="of:=[.D9]/[.F9]" office:value-type="float" office:value="0" calcext:value-type="float">
            <text:p>0</text:p>
          </table:table-cell>
          <table:table-cell table:formula="of:=[.D9]-[.F9]" office:value-type="float" office:value="-3483.03782312653" calcext:value-type="float">
            <text:p>-3483.0378231265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3483.03782312653" calcext:value-type="float">
            <text:p>3483.0378231265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3483.03782312653" calcext:value-type="float">
            <text:p>3.48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4" table:formula="of:=['After 77 sec tol. 1e-8'.F10]" office:value-type="float" office:value="18.7105787701485" calcext:value-type="float">
            <text:p>18.7105787701</text:p>
          </table:table-cell>
          <table:table-cell/>
          <table:table-cell table:formula="of:=[.D10]/[.F10]" office:value-type="float" office:value="0" calcext:value-type="float">
            <text:p>0</text:p>
          </table:table-cell>
          <table:table-cell table:formula="of:=[.D10]-[.F10]" office:value-type="float" office:value="-18.7105787701485" calcext:value-type="float">
            <text:p>-18.7105787701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18.7105787701485" calcext:value-type="float">
            <text:p>18.7105787701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18.7105787701485" calcext:value-type="float">
            <text:p>1.87E+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4" table:formula="of:=['After 77 sec tol. 1e-8'.F11]" office:value-type="float" office:value="2.95728345855224E-015" calcext:value-type="float">
            <text:p>2.95728345855224E-015</text:p>
          </table:table-cell>
          <table:table-cell/>
          <table:table-cell table:formula="of:=[.D11]/[.F11]" office:value-type="float" office:value="0" calcext:value-type="float">
            <text:p>0</text:p>
          </table:table-cell>
          <table:table-cell table:formula="of:=[.D11]-[.F11]" office:value-type="float" office:value="-2.95728345855224E-015" calcext:value-type="float">
            <text:p>-2.95728345855224E-015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2.95728345855224E-015" calcext:value-type="float">
            <text:p>2.95728345855224E-015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2.95728345855224E-015" calcext:value-type="float">
            <text:p>2.96E-015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4" table:formula="of:=['After 77 sec tol. 1e-8'.F12]" office:value-type="float" office:value="2.63018623757082" calcext:value-type="float">
            <text:p>2.6301862376</text:p>
          </table:table-cell>
          <table:table-cell/>
          <table:table-cell table:formula="of:=[.D12]/[.F12]" office:value-type="float" office:value="0" calcext:value-type="float">
            <text:p>0</text:p>
          </table:table-cell>
          <table:table-cell table:formula="of:=[.D12]-[.F12]" office:value-type="float" office:value="-2.63018623757082" calcext:value-type="float">
            <text:p>-2.630186237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2.63018623757082" calcext:value-type="float">
            <text:p>2.6301862376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2.63018623757082" calcext:value-type="float">
            <text:p>2.63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4" table:formula="of:=['After 77 sec tol. 1e-8'.F13]" office:value-type="float" office:value="0.248739613002921" calcext:value-type="float">
            <text:p>0.248739613</text:p>
          </table:table-cell>
          <table:table-cell/>
          <table:table-cell table:formula="of:=[.D13]/[.F13]" office:value-type="float" office:value="0" calcext:value-type="float">
            <text:p>0</text:p>
          </table:table-cell>
          <table:table-cell table:formula="of:=[.D13]-[.F13]" office:value-type="float" office:value="-0.248739613002921" calcext:value-type="float">
            <text:p>-0.24873961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248739613002921" calcext:value-type="float">
            <text:p>0.248739613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.248739613002921" calcext:value-type="float">
            <text:p>2.49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4" table:formula="of:=['After 77 sec tol. 1e-8'.F14]" office:value-type="float" office:value="1.09450448180161E-016" calcext:value-type="float">
            <text:p>1.09450448180161E-016</text:p>
          </table:table-cell>
          <table:table-cell/>
          <table:table-cell table:formula="of:=[.D14]/[.F14]" office:value-type="float" office:value="0" calcext:value-type="float">
            <text:p>0</text:p>
          </table:table-cell>
          <table:table-cell table:formula="of:=[.D14]-[.F14]" office:value-type="float" office:value="-1.09450448180161E-016" calcext:value-type="float">
            <text:p>-1.09450448180161E-01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1.09450448180161E-016" calcext:value-type="float">
            <text:p>1.09450448180161E-016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1.09450448180161E-016" calcext:value-type="float">
            <text:p>1.09E-016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4" table:formula="of:=['After 77 sec tol. 1e-8'.F15]" office:value-type="float" office:value="100.357825162417" calcext:value-type="float">
            <text:p>100.3578251624</text:p>
          </table:table-cell>
          <table:table-cell/>
          <table:table-cell table:formula="of:=[.D15]/[.F15]" office:value-type="float" office:value="0" calcext:value-type="float">
            <text:p>0</text:p>
          </table:table-cell>
          <table:table-cell table:formula="of:=[.D15]-[.F15]" office:value-type="float" office:value="-100.357825162417" calcext:value-type="float">
            <text:p>-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100.357825162417" calcext:value-type="float">
            <text:p>1.00E+002</text:p>
          </table:table-cell>
          <table:table-cell/>
          <table:table-cell table:style-name="ce3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1]/[.F21]" office:value-type="string" office:string-value="" calcext:value-type="error">
            <text:p>#DIV/0!</text:p>
          </table:table-cell>
          <table:table-cell table:formula="of:=[.D21]-[.F21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3483.03782312653" calcext:value-type="float">
            <text:p>3483.0378231265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3483.03782312653" calcext:value-type="float">
            <text:p>3.48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2]/[.F22]" office:value-type="string" office:string-value="" calcext:value-type="error">
            <text:p>#DIV/0!</text:p>
          </table:table-cell>
          <table:table-cell table:formula="of:=[.D22]-[.F22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18.7105787701485" calcext:value-type="float">
            <text:p>18.7105787701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18.7105787701485" calcext:value-type="float">
            <text:p>1.87E+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3]/[.F23]" office:value-type="string" office:string-value="" calcext:value-type="error">
            <text:p>#DIV/0!</text:p>
          </table:table-cell>
          <table:table-cell table:formula="of:=[.D23]-[.F23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2.95728345855224E-015" calcext:value-type="float">
            <text:p>2.95728345855224E-015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2.95728345855224E-015" calcext:value-type="float">
            <text:p>2.96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4]/[.F24]" office:value-type="string" office:string-value="" calcext:value-type="error">
            <text:p>#DIV/0!</text:p>
          </table:table-cell>
          <table:table-cell table:formula="of:=[.D24]-[.F24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2.63018623757082" calcext:value-type="float">
            <text:p>2.6301862376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2.63018623757082" calcext:value-type="float">
            <text:p>2.63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5]/[.F25]" office:value-type="string" office:string-value="" calcext:value-type="error">
            <text:p>#DIV/0!</text:p>
          </table:table-cell>
          <table:table-cell table:formula="of:=[.D25]-[.F25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248739613002921" calcext:value-type="float">
            <text:p>0.248739613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.248739613002921" calcext:value-type="float">
            <text:p>2.49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6]/[.F26]" office:value-type="string" office:string-value="" calcext:value-type="error">
            <text:p>#DIV/0!</text:p>
          </table:table-cell>
          <table:table-cell table:formula="of:=[.D26]-[.F26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1.09450448180161E-016" calcext:value-type="float">
            <text:p>1.09450448180161E-016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1.09450448180161E-016" calcext:value-type="float">
            <text:p>1.09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7]/[.F27]" office:value-type="string" office:string-value="" calcext:value-type="error">
            <text:p>#DIV/0!</text:p>
          </table:table-cell>
          <table:table-cell table:formula="of:=[.D27]-[.F27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100.357825162417" calcext:value-type="float">
            <text:p>1.00E+002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3]/[.F33]" office:value-type="string" office:string-value="" calcext:value-type="error">
            <text:p>#DIV/0!</text:p>
          </table:table-cell>
          <table:table-cell table:formula="of:=[.D33]-[.F33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4]/[.F34]" office:value-type="string" office:string-value="" calcext:value-type="error">
            <text:p>#DIV/0!</text:p>
          </table:table-cell>
          <table:table-cell table:formula="of:=[.D34]-[.F34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5]/[.F35]" office:value-type="string" office:string-value="" calcext:value-type="error">
            <text:p>#DIV/0!</text:p>
          </table:table-cell>
          <table:table-cell table:formula="of:=[.D35]-[.F35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6]/[.F36]" office:value-type="string" office:string-value="" calcext:value-type="error">
            <text:p>#DIV/0!</text:p>
          </table:table-cell>
          <table:table-cell table:formula="of:=[.D36]-[.F36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7]/[.F37]" office:value-type="string" office:string-value="" calcext:value-type="error">
            <text:p>#DIV/0!</text:p>
          </table:table-cell>
          <table:table-cell table:formula="of:=[.D37]-[.F37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8]/[.F38]" office:value-type="string" office:string-value="" calcext:value-type="error">
            <text:p>#DIV/0!</text:p>
          </table:table-cell>
          <table:table-cell table:formula="of:=[.D38]-[.F38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9]/[.F39]" office:value-type="string" office:string-value="" calcext:value-type="error">
            <text:p>#DIV/0!</text:p>
          </table:table-cell>
          <table:table-cell table:formula="of:=[.D39]-[.F39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5]/[.F45]" office:value-type="string" office:string-value="" calcext:value-type="error">
            <text:p>#DIV/0!</text:p>
          </table:table-cell>
          <table:table-cell table:formula="of:=[.D45]-[.F45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3483.03782312653" calcext:value-type="float">
            <text:p>3483.0378231265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3483.03782312653" calcext:value-type="float">
            <text:p>3.48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6]/[.F46]" office:value-type="string" office:string-value="" calcext:value-type="error">
            <text:p>#DIV/0!</text:p>
          </table:table-cell>
          <table:table-cell table:formula="of:=[.D46]-[.F46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18.7105787701485" calcext:value-type="float">
            <text:p>18.7105787701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18.7105787701485" calcext:value-type="float">
            <text:p>1.87E+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7]/[.F47]" office:value-type="string" office:string-value="" calcext:value-type="error">
            <text:p>#DIV/0!</text:p>
          </table:table-cell>
          <table:table-cell table:formula="of:=[.D47]-[.F47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2.95728345855224E-015" calcext:value-type="float">
            <text:p>2.95728345855224E-015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2.95728345855224E-015" calcext:value-type="float">
            <text:p>2.96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8]/[.F48]" office:value-type="string" office:string-value="" calcext:value-type="error">
            <text:p>#DIV/0!</text:p>
          </table:table-cell>
          <table:table-cell table:formula="of:=[.D48]-[.F48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2.63018623757082" calcext:value-type="float">
            <text:p>2.6301862376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2.63018623757082" calcext:value-type="float">
            <text:p>2.63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9]/[.F49]" office:value-type="string" office:string-value="" calcext:value-type="error">
            <text:p>#DIV/0!</text:p>
          </table:table-cell>
          <table:table-cell table:formula="of:=[.D49]-[.F49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248739613002921" calcext:value-type="float">
            <text:p>0.248739613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.248739613002921" calcext:value-type="float">
            <text:p>2.49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50]/[.F50]" office:value-type="string" office:string-value="" calcext:value-type="error">
            <text:p>#DIV/0!</text:p>
          </table:table-cell>
          <table:table-cell table:formula="of:=[.D50]-[.F50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1.09450448180161E-016" calcext:value-type="float">
            <text:p>1.09450448180161E-016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1.09450448180161E-016" calcext:value-type="float">
            <text:p>1.09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51]/[.F51]" office:value-type="string" office:string-value="" calcext:value-type="error">
            <text:p>#DIV/0!</text:p>
          </table:table-cell>
          <table:table-cell table:formula="of:=[.D51]-[.F51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100.357825162417" calcext:value-type="float">
            <text:p>1.00E+002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5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1E-015" calcext:value-type="float">
            <text:p>1.00E-015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20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14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4" table:formula="of:=['After 77 sec tol. 1e-14'.F9]" office:value-type="float" office:value="3483.03782312653" calcext:value-type="float">
            <text:p>3483.0378231265</text:p>
          </table:table-cell>
          <table:table-cell/>
          <table:table-cell table:formula="of:=[.D9]/[.F9]" office:value-type="float" office:value="0" calcext:value-type="float">
            <text:p>0</text:p>
          </table:table-cell>
          <table:table-cell table:formula="of:=[.D9]-[.F9]" office:value-type="float" office:value="-3483.03782312653" calcext:value-type="float">
            <text:p>-3483.0378231265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3483.03782312653" calcext:value-type="float">
            <text:p>3483.0378231265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3483.03782312653" calcext:value-type="float">
            <text:p>3.48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4" table:formula="of:=['After 77 sec tol. 1e-14'.F10]" office:value-type="float" office:value="18.7105787701485" calcext:value-type="float">
            <text:p>18.7105787701</text:p>
          </table:table-cell>
          <table:table-cell/>
          <table:table-cell table:formula="of:=[.D10]/[.F10]" office:value-type="float" office:value="0" calcext:value-type="float">
            <text:p>0</text:p>
          </table:table-cell>
          <table:table-cell table:formula="of:=[.D10]-[.F10]" office:value-type="float" office:value="-18.7105787701485" calcext:value-type="float">
            <text:p>-18.7105787701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18.7105787701485" calcext:value-type="float">
            <text:p>18.7105787701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18.7105787701485" calcext:value-type="float">
            <text:p>1.87E+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4" table:formula="of:=['After 77 sec tol. 1e-14'.F11]" office:value-type="float" office:value="2.95728345855224E-015" calcext:value-type="float">
            <text:p>2.95728345855224E-015</text:p>
          </table:table-cell>
          <table:table-cell/>
          <table:table-cell table:formula="of:=[.D11]/[.F11]" office:value-type="float" office:value="0" calcext:value-type="float">
            <text:p>0</text:p>
          </table:table-cell>
          <table:table-cell table:formula="of:=[.D11]-[.F11]" office:value-type="float" office:value="-2.95728345855224E-015" calcext:value-type="float">
            <text:p>-2.95728345855224E-015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2.95728345855224E-015" calcext:value-type="float">
            <text:p>2.95728345855224E-015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2.95728345855224E-015" calcext:value-type="float">
            <text:p>2.96E-015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4" table:formula="of:=['After 77 sec tol. 1e-14'.F12]" office:value-type="float" office:value="2.63018623757082" calcext:value-type="float">
            <text:p>2.6301862376</text:p>
          </table:table-cell>
          <table:table-cell/>
          <table:table-cell table:formula="of:=[.D12]/[.F12]" office:value-type="float" office:value="0" calcext:value-type="float">
            <text:p>0</text:p>
          </table:table-cell>
          <table:table-cell table:formula="of:=[.D12]-[.F12]" office:value-type="float" office:value="-2.63018623757082" calcext:value-type="float">
            <text:p>-2.630186237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2.63018623757082" calcext:value-type="float">
            <text:p>2.6301862376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2.63018623757082" calcext:value-type="float">
            <text:p>2.63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4" table:formula="of:=['After 77 sec tol. 1e-14'.F13]" office:value-type="float" office:value="0.248739613002921" calcext:value-type="float">
            <text:p>0.248739613</text:p>
          </table:table-cell>
          <table:table-cell/>
          <table:table-cell table:formula="of:=[.D13]/[.F13]" office:value-type="float" office:value="0" calcext:value-type="float">
            <text:p>0</text:p>
          </table:table-cell>
          <table:table-cell table:formula="of:=[.D13]-[.F13]" office:value-type="float" office:value="-0.248739613002921" calcext:value-type="float">
            <text:p>-0.24873961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248739613002921" calcext:value-type="float">
            <text:p>0.248739613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.248739613002921" calcext:value-type="float">
            <text:p>2.49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4" table:formula="of:=['After 77 sec tol. 1e-14'.F14]" office:value-type="float" office:value="1.09450448180161E-016" calcext:value-type="float">
            <text:p>1.09450448180161E-016</text:p>
          </table:table-cell>
          <table:table-cell/>
          <table:table-cell table:formula="of:=[.D14]/[.F14]" office:value-type="float" office:value="0" calcext:value-type="float">
            <text:p>0</text:p>
          </table:table-cell>
          <table:table-cell table:formula="of:=[.D14]-[.F14]" office:value-type="float" office:value="-1.09450448180161E-016" calcext:value-type="float">
            <text:p>-1.09450448180161E-01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1.09450448180161E-016" calcext:value-type="float">
            <text:p>1.09450448180161E-016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1.09450448180161E-016" calcext:value-type="float">
            <text:p>1.09E-016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4" table:formula="of:=['After 77 sec tol. 1e-14'.F15]" office:value-type="float" office:value="100.357825162417" calcext:value-type="float">
            <text:p>100.3578251624</text:p>
          </table:table-cell>
          <table:table-cell/>
          <table:table-cell table:formula="of:=[.D15]/[.F15]" office:value-type="float" office:value="0" calcext:value-type="float">
            <text:p>0</text:p>
          </table:table-cell>
          <table:table-cell table:formula="of:=[.D15]-[.F15]" office:value-type="float" office:value="-100.357825162417" calcext:value-type="float">
            <text:p>-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100.357825162417" calcext:value-type="float">
            <text:p>1.00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1]/[.F21]" office:value-type="string" office:string-value="" calcext:value-type="error">
            <text:p>#DIV/0!</text:p>
          </table:table-cell>
          <table:table-cell table:formula="of:=[.D21]-[.F21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3483.03782312653" calcext:value-type="float">
            <text:p>3483.0378231265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3483.03782312653" calcext:value-type="float">
            <text:p>3.48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2]/[.F22]" office:value-type="string" office:string-value="" calcext:value-type="error">
            <text:p>#DIV/0!</text:p>
          </table:table-cell>
          <table:table-cell table:formula="of:=[.D22]-[.F22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18.7105787701485" calcext:value-type="float">
            <text:p>18.7105787701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18.7105787701485" calcext:value-type="float">
            <text:p>1.87E+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3]/[.F23]" office:value-type="string" office:string-value="" calcext:value-type="error">
            <text:p>#DIV/0!</text:p>
          </table:table-cell>
          <table:table-cell table:formula="of:=[.D23]-[.F23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2.95728345855224E-015" calcext:value-type="float">
            <text:p>2.95728345855224E-015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2.95728345855224E-015" calcext:value-type="float">
            <text:p>2.96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4]/[.F24]" office:value-type="string" office:string-value="" calcext:value-type="error">
            <text:p>#DIV/0!</text:p>
          </table:table-cell>
          <table:table-cell table:formula="of:=[.D24]-[.F24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2.63018623757082" calcext:value-type="float">
            <text:p>2.6301862376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2.63018623757082" calcext:value-type="float">
            <text:p>2.63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5]/[.F25]" office:value-type="string" office:string-value="" calcext:value-type="error">
            <text:p>#DIV/0!</text:p>
          </table:table-cell>
          <table:table-cell table:formula="of:=[.D25]-[.F25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248739613002921" calcext:value-type="float">
            <text:p>0.248739613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.248739613002921" calcext:value-type="float">
            <text:p>2.49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6]/[.F26]" office:value-type="string" office:string-value="" calcext:value-type="error">
            <text:p>#DIV/0!</text:p>
          </table:table-cell>
          <table:table-cell table:formula="of:=[.D26]-[.F26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1.09450448180161E-016" calcext:value-type="float">
            <text:p>1.09450448180161E-016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1.09450448180161E-016" calcext:value-type="float">
            <text:p>1.09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7]/[.F27]" office:value-type="string" office:string-value="" calcext:value-type="error">
            <text:p>#DIV/0!</text:p>
          </table:table-cell>
          <table:table-cell table:formula="of:=[.D27]-[.F27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100.357825162417" calcext:value-type="float">
            <text:p>1.00E+002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3]/[.F33]" office:value-type="string" office:string-value="" calcext:value-type="error">
            <text:p>#DIV/0!</text:p>
          </table:table-cell>
          <table:table-cell table:formula="of:=[.D33]-[.F33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4]/[.F34]" office:value-type="string" office:string-value="" calcext:value-type="error">
            <text:p>#DIV/0!</text:p>
          </table:table-cell>
          <table:table-cell table:formula="of:=[.D34]-[.F34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5]/[.F35]" office:value-type="string" office:string-value="" calcext:value-type="error">
            <text:p>#DIV/0!</text:p>
          </table:table-cell>
          <table:table-cell table:formula="of:=[.D35]-[.F35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6]/[.F36]" office:value-type="string" office:string-value="" calcext:value-type="error">
            <text:p>#DIV/0!</text:p>
          </table:table-cell>
          <table:table-cell table:formula="of:=[.D36]-[.F36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7]/[.F37]" office:value-type="string" office:string-value="" calcext:value-type="error">
            <text:p>#DIV/0!</text:p>
          </table:table-cell>
          <table:table-cell table:formula="of:=[.D37]-[.F37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8]/[.F38]" office:value-type="string" office:string-value="" calcext:value-type="error">
            <text:p>#DIV/0!</text:p>
          </table:table-cell>
          <table:table-cell table:formula="of:=[.D38]-[.F38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9]/[.F39]" office:value-type="string" office:string-value="" calcext:value-type="error">
            <text:p>#DIV/0!</text:p>
          </table:table-cell>
          <table:table-cell table:formula="of:=[.D39]-[.F39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5]/[.F45]" office:value-type="string" office:string-value="" calcext:value-type="error">
            <text:p>#DIV/0!</text:p>
          </table:table-cell>
          <table:table-cell table:formula="of:=[.D45]-[.F45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3483.03782312653" calcext:value-type="float">
            <text:p>3483.0378231265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3483.03782312653" calcext:value-type="float">
            <text:p>3.48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6]/[.F46]" office:value-type="string" office:string-value="" calcext:value-type="error">
            <text:p>#DIV/0!</text:p>
          </table:table-cell>
          <table:table-cell table:formula="of:=[.D46]-[.F46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18.7105787701485" calcext:value-type="float">
            <text:p>18.7105787701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18.7105787701485" calcext:value-type="float">
            <text:p>1.87E+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7]/[.F47]" office:value-type="string" office:string-value="" calcext:value-type="error">
            <text:p>#DIV/0!</text:p>
          </table:table-cell>
          <table:table-cell table:formula="of:=[.D47]-[.F47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2.95728345855224E-015" calcext:value-type="float">
            <text:p>2.95728345855224E-015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2.95728345855224E-015" calcext:value-type="float">
            <text:p>2.96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8]/[.F48]" office:value-type="string" office:string-value="" calcext:value-type="error">
            <text:p>#DIV/0!</text:p>
          </table:table-cell>
          <table:table-cell table:formula="of:=[.D48]-[.F48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2.63018623757082" calcext:value-type="float">
            <text:p>2.6301862376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2.63018623757082" calcext:value-type="float">
            <text:p>2.63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9]/[.F49]" office:value-type="string" office:string-value="" calcext:value-type="error">
            <text:p>#DIV/0!</text:p>
          </table:table-cell>
          <table:table-cell table:formula="of:=[.D49]-[.F49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248739613002921" calcext:value-type="float">
            <text:p>0.248739613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.248739613002921" calcext:value-type="float">
            <text:p>2.49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50]/[.F50]" office:value-type="string" office:string-value="" calcext:value-type="error">
            <text:p>#DIV/0!</text:p>
          </table:table-cell>
          <table:table-cell table:formula="of:=[.D50]-[.F50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1.09450448180161E-016" calcext:value-type="float">
            <text:p>1.09450448180161E-016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1.09450448180161E-016" calcext:value-type="float">
            <text:p>1.09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51]/[.F51]" office:value-type="string" office:string-value="" calcext:value-type="error">
            <text:p>#DIV/0!</text:p>
          </table:table-cell>
          <table:table-cell table:formula="of:=[.D51]-[.F51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100.357825162417" calcext:value-type="float">
            <text:p>1.00E+002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3">00/00/0000</text:date>, <text:time style:data-style-name="N2" text:time-value="10:26:54.7175791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5-18T17:31:09.739518839</meta:creation-date>
    <meta:generator>LibreOffice/4.3.7.2$Linux_X86_64 LibreOffice_project/430$Build-2</meta:generator>
    <dc:date>2016-06-03T10:15:16.461075996</dc:date>
    <dc:creator>Stacha Petrovic</dc:creator>
    <meta:editing-duration>P8DT8H59M21S</meta:editing-duration>
    <meta:editing-cycles>209</meta:editing-cycles>
    <meta:document-statistic meta:table-count="4" meta:cell-count="1547" meta:object-count="0"/>
    <meta:user-defined meta:name="qrichtext">1</meta:user-defined>
  </office:meta>
</office:document-meta>
</file>